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Root MARP</text:p>
          </table:table-cell>
          <table:table-cell office:value-type="string" calcext:value-type="string">
            <text:p>X_Mirror</text:p>
          </table:table-cell>
          <table:table-cell office:value-type="string" calcext:value-type="string">
            <text:p>X_MAR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delity</text:p>
          </table:table-cell>
          <table:table-cell/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420621" calcext:value-type="float">
            <text:p>0.0420621</text:p>
          </table:table-cell>
          <table:table-cell table:formula="of:=SQRT([.A2])" office:value-type="float" office:value="0.524404424085076" calcext:value-type="float">
            <text:p>0.524404424085076</text:p>
          </table:table-cell>
          <table:table-cell table:formula="of:=[.B2]^(1-[.$C2])" office:value-type="float" office:value="0.221579013542371" calcext:value-type="float">
            <text:p>0.221579013542371</text:p>
          </table:table-cell>
          <table:table-cell table:formula="of:=-[.$A2]^6+(1/4)*[.$A2]^5-3*[.$A2]^4+4*[.$A2]^3-3*[.$A2]^2+(7/8)*[.$A2]" office:value-type="float" office:value="0.0806057790527344" calcext:value-type="float">
            <text:p>0.0806057790527344</text:p>
          </table:table-cell>
          <table:table-cell table:formula="of:=[.D2]+[.E2]" office:value-type="float" office:value="0.302184792595106" calcext:value-type="float">
            <text:p>0.302184792595106</text:p>
          </table:table-cell>
          <table:table-cell table:formula="of:=IF([.F2]&gt;0;IF([.F2]&gt;1; 1; [.F2]^(1/(1-[.$C2])));0)" office:value-type="float" office:value="0.0807620351396279" calcext:value-type="float">
            <text:p>0.0807620351396279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425031" calcext:value-type="float">
            <text:p>4.25E-05</text:p>
          </table:table-cell>
          <table:table-cell table:formula="of:=SQRT([.A3])" office:value-type="float" office:value="0.707106781186548" calcext:value-type="float">
            <text:p>0.707106781186548</text:p>
          </table:table-cell>
          <table:table-cell table:formula="of:=[.B3]^(1-[.$C3])" office:value-type="float" office:value="0.0524317122069179" calcext:value-type="float">
            <text:p>0.0524317122069179</text:p>
          </table:table-cell>
          <table:table-cell table:formula="of:=-[.$A3]^6+(1/4)*[.$A3]^5-3*[.$A3]^4+4*[.$A3]^3-3*[.$A3]^2+(7/8)*[.$A3]" office:value-type="float" office:value="0.0234375" calcext:value-type="float">
            <text:p>0.0234375</text:p>
          </table:table-cell>
          <table:table-cell table:formula="of:=[.D3]+[.E3]" office:value-type="float" office:value="0.0758692122069179" calcext:value-type="float">
            <text:p>0.0758692122069179</text:p>
          </table:table-cell>
          <table:table-cell table:formula="of:=IF([.F3]&gt;0;IF([.F3]&gt;1; 1; [.F3]^(1/(1-[.$C3])));0)" office:value-type="float" office:value="0.000150073736522671" calcext:value-type="float">
            <text:p>0.000150073736522671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36697" calcext:value-type="float">
            <text:p>0.000536697</text:p>
          </table:table-cell>
          <table:table-cell table:formula="of:=SQRT([.A4])" office:value-type="float" office:value="0.741619848709566" calcext:value-type="float">
            <text:p>0.741619848709566</text:p>
          </table:table-cell>
          <table:table-cell table:formula="of:=[.B4]^(1-[.$C4])" office:value-type="float" office:value="0.142898255706309" calcext:value-type="float">
            <text:p>0.142898255706309</text:p>
          </table:table-cell>
          <table:table-cell table:formula="of:=-[.$A4]^6+(1/4)*[.$A4]^5-3*[.$A4]^4+4*[.$A4]^3-3*[.$A4]^2+(7/8)*[.$A4]" office:value-type="float" office:value="0.004994" calcext:value-type="float">
            <text:p>0.004994</text:p>
          </table:table-cell>
          <table:table-cell table:formula="of:=[.D4]+[.E4]" office:value-type="float" office:value="0.147892255706309" calcext:value-type="float">
            <text:p>0.147892255706309</text:p>
          </table:table-cell>
          <table:table-cell table:formula="of:=IF([.F4]&gt;0;IF([.F4]&gt;1; 1; [.F4]^(1/(1-[.$C4])));0)" office:value-type="float" office:value="0.000613010279093324" calcext:value-type="float">
            <text:p>0.000613010279093324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54266" calcext:value-type="float">
            <text:p>0.00254266</text:p>
          </table:table-cell>
          <table:table-cell table:formula="of:=SQRT([.A5])" office:value-type="float" office:value="0.741619848709566" calcext:value-type="float">
            <text:p>0.741619848709566</text:p>
          </table:table-cell>
          <table:table-cell table:formula="of:=[.B5]^(1-[.$C5])" office:value-type="float" office:value="0.213588564081105" calcext:value-type="float">
            <text:p>0.213588564081105</text:p>
          </table:table-cell>
          <table:table-cell table:formula="of:=-[.$A5]^6+(1/4)*[.$A5]^5-3*[.$A5]^4+4*[.$A5]^3-3*[.$A5]^2+(7/8)*[.$A5]" office:value-type="float" office:value="0.004994" calcext:value-type="float">
            <text:p>0.004994</text:p>
          </table:table-cell>
          <table:table-cell table:formula="of:=[.D5]+[.E5]" office:value-type="float" office:value="0.218582564081106" calcext:value-type="float">
            <text:p>0.218582564081106</text:p>
          </table:table-cell>
          <table:table-cell table:formula="of:=IF([.F5]&gt;0;IF([.F5]&gt;1; 1; [.F5]^(1/(1-[.$C5])));0)" office:value-type="float" office:value="0.0027805849446704" calcext:value-type="float">
            <text:p>0.0027805849446704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863674" calcext:value-type="float">
            <text:p>8.64E-06</text:p>
          </table:table-cell>
          <table:table-cell table:formula="of:=SQRT([.A6])" office:value-type="float" office:value="0.741619848709566" calcext:value-type="float">
            <text:p>0.741619848709566</text:p>
          </table:table-cell>
          <table:table-cell table:formula="of:=[.B6]^(1-[.$C6])" office:value-type="float" office:value="0.049164690220364" calcext:value-type="float">
            <text:p>0.049164690220364</text:p>
          </table:table-cell>
          <table:table-cell table:formula="of:=-[.$A6]^6+(1/4)*[.$A6]^5-3*[.$A6]^4+4*[.$A6]^3-3*[.$A6]^2+(7/8)*[.$A6]" office:value-type="float" office:value="0.004994" calcext:value-type="float">
            <text:p>0.004994</text:p>
          </table:table-cell>
          <table:table-cell table:formula="of:=[.D6]+[.E6]" office:value-type="float" office:value="0.054158690220364" calcext:value-type="float">
            <text:p>0.054158690220364</text:p>
          </table:table-cell>
          <table:table-cell table:formula="of:=IF([.F6]&gt;0;IF([.F6]&gt;1; 1; [.F6]^(1/(1-[.$C6])));0)" office:value-type="float" office:value="0.000012559099133792" calcext:value-type="float">
            <text:p>1.2559099133792E-05</text:p>
          </table:table-cell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963953" calcext:value-type="float">
            <text:p>0.00963953</text:p>
          </table:table-cell>
          <table:table-cell table:formula="of:=SQRT([.A7])" office:value-type="float" office:value="0.612372435695794" calcext:value-type="float">
            <text:p>0.612372435695794</text:p>
          </table:table-cell>
          <table:table-cell table:formula="of:=[.B7]^(1-[.$C7])" office:value-type="float" office:value="0.165411036470983" calcext:value-type="float">
            <text:p>0.165411036470983</text:p>
          </table:table-cell>
          <table:table-cell table:formula="of:=-[.$A7]^6+(1/4)*[.$A7]^5-3*[.$A7]^4+4*[.$A7]^3-3*[.$A7]^2+(7/8)*[.$A7]" office:value-type="float" office:value="0.0624961853027344" calcext:value-type="float">
            <text:p>0.0624961853027344</text:p>
          </table:table-cell>
          <table:table-cell table:formula="of:=[.D7]+[.E7]" office:value-type="float" office:value="0.227907221773718" calcext:value-type="float">
            <text:p>0.227907221773718</text:p>
          </table:table-cell>
          <table:table-cell table:formula="of:=IF([.F7]&gt;0;IF([.F7]&gt;1; 1; [.F7]^(1/(1-[.$C7])));0)" office:value-type="float" office:value="0.0220367197187237" calcext:value-type="float">
            <text:p>0.0220367197187237</text:p>
          </table:table-cell>
          <table:table-cell table:style-name="ce3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534767" calcext:value-type="float">
            <text:p>5.35E-05</text:p>
          </table:table-cell>
          <table:table-cell table:formula="of:=SQRT([.A8])" office:value-type="float" office:value="0.689202437604511" calcext:value-type="float">
            <text:p>0.689202437604511</text:p>
          </table:table-cell>
          <table:table-cell table:formula="of:=[.B8]^(1-[.$C8])" office:value-type="float" office:value="0.047024476619109" calcext:value-type="float">
            <text:p>0.047024476619109</text:p>
          </table:table-cell>
          <table:table-cell table:formula="of:=-[.$A8]^6+(1/4)*[.$A8]^5-3*[.$A8]^4+4*[.$A8]^3-3*[.$A8]^2+(7/8)*[.$A8]" office:value-type="float" office:value="0.0322485524902343" calcext:value-type="float">
            <text:p>0.0322485524902343</text:p>
          </table:table-cell>
          <table:table-cell table:formula="of:=[.D8]+[.E8]" office:value-type="float" office:value="0.0792730291093434" calcext:value-type="float">
            <text:p>0.0792730291093434</text:p>
          </table:table-cell>
          <table:table-cell table:formula="of:=IF([.F8]&gt;0;IF([.F8]&gt;1; 1; [.F8]^(1/(1-[.$C8])));0)" office:value-type="float" office:value="0.000287015151384443" calcext:value-type="float">
            <text:p>0.000287015151384443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898843" calcext:value-type="float">
            <text:p>0.000898843</text:p>
          </table:table-cell>
          <table:table-cell table:formula="of:=SQRT([.A9])" office:value-type="float" office:value="0.758287544405155" calcext:value-type="float">
            <text:p>0.758287544405155</text:p>
          </table:table-cell>
          <table:table-cell table:formula="of:=[.B9]^(1-[.$C9])" office:value-type="float" office:value="0.183513255913078" calcext:value-type="float">
            <text:p>0.183513255913078</text:p>
          </table:table-cell>
          <table:table-cell table:formula="of:=-[.$A9]^6+(1/4)*[.$A9]^5-3*[.$A9]^4+4*[.$A9]^3-3*[.$A9]^2+(7/8)*[.$A9]" office:value-type="float" office:value="-0.00439586938476555" calcext:value-type="float">
            <text:p>-0.00439586938476555</text:p>
          </table:table-cell>
          <table:table-cell table:formula="of:=[.D9]+[.E9]" office:value-type="float" office:value="0.179117386528313" calcext:value-type="float">
            <text:p>0.179117386528313</text:p>
          </table:table-cell>
          <table:table-cell table:formula="of:=IF([.F9]&gt;0;IF([.F9]&gt;1; 1; [.F9]^(1/(1-[.$C9])));0)" office:value-type="float" office:value="0.000813056892493797" calcext:value-type="float">
            <text:p>0.000813056892493797</text:p>
          </table:table-cell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30912" calcext:value-type="float">
            <text:p>0.0130912</text:p>
          </table:table-cell>
          <table:table-cell table:formula="of:=SQRT([.A10])" office:value-type="float" office:value="0.707106781186548" calcext:value-type="float">
            <text:p>0.707106781186548</text:p>
          </table:table-cell>
          <table:table-cell table:formula="of:=[.B10]^(1-[.$C10])" office:value-type="float" office:value="0.280851050274274" calcext:value-type="float">
            <text:p>0.280851050274274</text:p>
          </table:table-cell>
          <table:table-cell table:formula="of:=-[.$A10]^6+(1/4)*[.$A10]^5-3*[.$A10]^4+4*[.$A10]^3-3*[.$A10]^2+(7/8)*[.$A10]" office:value-type="float" office:value="0.0234375" calcext:value-type="float">
            <text:p>0.0234375</text:p>
          </table:table-cell>
          <table:table-cell table:formula="of:=[.D10]+[.E10]" office:value-type="float" office:value="0.304288550274274" calcext:value-type="float">
            <text:p>0.304288550274274</text:p>
          </table:table-cell>
          <table:table-cell table:formula="of:=IF([.F10]&gt;0;IF([.F10]&gt;1; 1; [.F10]^(1/(1-[.$C10])));0)" office:value-type="float" office:value="0.0172118172224322" calcext:value-type="float">
            <text:p>0.0172118172224322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491824" calcext:value-type="float">
            <text:p>0.00491824</text:p>
          </table:table-cell>
          <table:table-cell table:formula="of:=SQRT([.A11])" office:value-type="float" office:value="0.758287544405155" calcext:value-type="float">
            <text:p>0.758287544405155</text:p>
          </table:table-cell>
          <table:table-cell table:formula="of:=[.B11]^(1-[.$C11])" office:value-type="float" office:value="0.276746195260866" calcext:value-type="float">
            <text:p>0.276746195260866</text:p>
          </table:table-cell>
          <table:table-cell table:formula="of:=-[.$A11]^6+(1/4)*[.$A11]^5-3*[.$A11]^4+4*[.$A11]^3-3*[.$A11]^2+(7/8)*[.$A11]" office:value-type="float" office:value="-0.00439586938476555" calcext:value-type="float">
            <text:p>-0.00439586938476555</text:p>
          </table:table-cell>
          <table:table-cell table:formula="of:=[.D11]+[.E11]" office:value-type="float" office:value="0.2723503258761" calcext:value-type="float">
            <text:p>0.2723503258761</text:p>
          </table:table-cell>
          <table:table-cell table:formula="of:=IF([.F11]&gt;0;IF([.F11]&gt;1; 1; [.F11]^(1/(1-[.$C11])));0)" office:value-type="float" office:value="0.00460300016837806" calcext:value-type="float">
            <text:p>0.00460300016837806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52716" calcext:value-type="float">
            <text:p>0.0452716</text:p>
          </table:table-cell>
          <table:table-cell table:formula="of:=SQRT([.A12])" office:value-type="float" office:value="0.591607978309962" calcext:value-type="float">
            <text:p>0.591607978309962</text:p>
          </table:table-cell>
          <table:table-cell table:formula="of:=[.B12]^(1-[.$C12])" office:value-type="float" office:value="0.282520521221411" calcext:value-type="float">
            <text:p>0.282520521221411</text:p>
          </table:table-cell>
          <table:table-cell table:formula="of:=-[.$A12]^6+(1/4)*[.$A12]^5-3*[.$A12]^4+4*[.$A12]^3-3*[.$A12]^2+(7/8)*[.$A12]" office:value-type="float" office:value="0.0683825625" calcext:value-type="float">
            <text:p>0.0683825625</text:p>
          </table:table-cell>
          <table:table-cell table:formula="of:=[.D12]+[.E12]" office:value-type="float" office:value="0.350903083721411" calcext:value-type="float">
            <text:p>0.350903083721411</text:p>
          </table:table-cell>
          <table:table-cell table:formula="of:=IF([.F12]&gt;0;IF([.F12]&gt;1; 1; [.F12]^(1/(1-[.$C12])));0)" office:value-type="float" office:value="0.0769719982029157" calcext:value-type="float">
            <text:p>0.0769719982029157</text:p>
          </table:table-cell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975839" calcext:value-type="float">
            <text:p>9.76E-05</text:p>
          </table:table-cell>
          <table:table-cell table:formula="of:=SQRT([.A13])" office:value-type="float" office:value="0.821583836257749" calcext:value-type="float">
            <text:p>0.821583836257749</text:p>
          </table:table-cell>
          <table:table-cell table:formula="of:=[.B13]^(1-[.$C13])" office:value-type="float" office:value="0.192504213202778" calcext:value-type="float">
            <text:p>0.192504213202778</text:p>
          </table:table-cell>
          <table:table-cell table:formula="of:=-[.$A13]^6+(1/4)*[.$A13]^5-3*[.$A13]^4+4*[.$A13]^3-3*[.$A13]^2+(7/8)*[.$A13]" office:value-type="float" office:value="-0.0392283303222658" calcext:value-type="float">
            <text:p>-0.0392283303222658</text:p>
          </table:table-cell>
          <table:table-cell table:formula="of:=[.D13]+[.E13]" office:value-type="float" office:value="0.153275882880512" calcext:value-type="float">
            <text:p>0.153275882880512</text:p>
          </table:table-cell>
          <table:table-cell table:formula="of:=IF([.F13]&gt;0;IF([.F13]&gt;1; 1; [.F13]^(1/(1-[.$C13])));0)" office:value-type="float" office:value="0.0000272072071224969" calcext:value-type="float">
            <text:p>2.72072071224969E-05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091191" calcext:value-type="float">
            <text:p>9.12E-06</text:p>
          </table:table-cell>
          <table:table-cell table:formula="of:=SQRT([.A14])" office:value-type="float" office:value="0.758287544405155" calcext:value-type="float">
            <text:p>0.758287544405155</text:p>
          </table:table-cell>
          <table:table-cell table:formula="of:=[.B14]^(1-[.$C14])" office:value-type="float" office:value="0.0605003122816795" calcext:value-type="float">
            <text:p>0.0605003122816795</text:p>
          </table:table-cell>
          <table:table-cell table:formula="of:=-[.$A14]^6+(1/4)*[.$A14]^5-3*[.$A14]^4+4*[.$A14]^3-3*[.$A14]^2+(7/8)*[.$A14]" office:value-type="float" office:value="-0.00439586938476555" calcext:value-type="float">
            <text:p>-0.00439586938476555</text:p>
          </table:table-cell>
          <table:table-cell table:formula="of:=[.D14]+[.E14]" office:value-type="float" office:value="0.0561044428969139" calcext:value-type="float">
            <text:p>0.0561044428969139</text:p>
          </table:table-cell>
          <table:table-cell table:formula="of:=IF([.F14]&gt;0;IF([.F14]&gt;1; 1; [.F14]^(1/(1-[.$C14])));0)" office:value-type="float" office:value="0.00000667448158693569" calcext:value-type="float">
            <text:p>6.67448158693569E-06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85246" calcext:value-type="float">
            <text:p>0.0285246</text:p>
          </table:table-cell>
          <table:table-cell table:formula="of:=SQRT([.A15])" office:value-type="float" office:value="0.670820393249937" calcext:value-type="float">
            <text:p>0.670820393249937</text:p>
          </table:table-cell>
          <table:table-cell table:formula="of:=[.B15]^(1-[.$C15])" office:value-type="float" office:value="0.310091443880652" calcext:value-type="float">
            <text:p>0.310091443880652</text:p>
          </table:table-cell>
          <table:table-cell table:formula="of:=-[.$A15]^6+(1/4)*[.$A15]^5-3*[.$A15]^4+4*[.$A15]^3-3*[.$A15]^2+(7/8)*[.$A15]" office:value-type="float" office:value="0.04064821875" calcext:value-type="float">
            <text:p>0.04064821875</text:p>
          </table:table-cell>
          <table:table-cell table:formula="of:=[.D15]+[.E15]" office:value-type="float" office:value="0.350739662630652" calcext:value-type="float">
            <text:p>0.350739662630652</text:p>
          </table:table-cell>
          <table:table-cell table:formula="of:=IF([.F15]&gt;0;IF([.F15]&gt;1; 1; [.F15]^(1/(1-[.$C15])));0)" office:value-type="float" office:value="0.0414696073988353" calcext:value-type="float">
            <text:p>0.0414696073988353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40572" calcext:value-type="float">
            <text:p>0.00140572</text:p>
          </table:table-cell>
          <table:table-cell table:formula="of:=SQRT([.A16])" office:value-type="float" office:value="0.774596669241483" calcext:value-type="float">
            <text:p>0.774596669241483</text:p>
          </table:table-cell>
          <table:table-cell table:formula="of:=[.B16]^(1-[.$C16])" office:value-type="float" office:value="0.227576228195356" calcext:value-type="float">
            <text:p>0.227576228195356</text:p>
          </table:table-cell>
          <table:table-cell table:formula="of:=-[.$A16]^6+(1/4)*[.$A16]^5-3*[.$A16]^4+4*[.$A16]^3-3*[.$A16]^2+(7/8)*[.$A16]" office:value-type="float" office:value="-0.0137040000000002" calcext:value-type="float">
            <text:p>-0.0137040000000002</text:p>
          </table:table-cell>
          <table:table-cell table:formula="of:=[.D16]+[.E16]" office:value-type="float" office:value="0.213872228195356" calcext:value-type="float">
            <text:p>0.213872228195356</text:p>
          </table:table-cell>
          <table:table-cell table:formula="of:=IF([.F16]&gt;0;IF([.F16]&gt;1; 1; [.F16]^(1/(1-[.$C16])));0)" office:value-type="float" office:value="0.0010671747649392" calcext:value-type="float">
            <text:p>0.0010671747649392</text:p>
          </table:table-cell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79422" calcext:value-type="float">
            <text:p>0.0079422</text:p>
          </table:table-cell>
          <table:table-cell table:formula="of:=SQRT([.A17])" office:value-type="float" office:value="0.632455532033676" calcext:value-type="float">
            <text:p>0.632455532033676</text:p>
          </table:table-cell>
          <table:table-cell table:formula="of:=[.B17]^(1-[.$C17])" office:value-type="float" office:value="0.169096596230768" calcext:value-type="float">
            <text:p>0.169096596230768</text:p>
          </table:table-cell>
          <table:table-cell table:formula="of:=-[.$A17]^6+(1/4)*[.$A17]^5-3*[.$A17]^4+4*[.$A17]^3-3*[.$A17]^2+(7/8)*[.$A17]" office:value-type="float" office:value="0.055856" calcext:value-type="float">
            <text:p>0.055856</text:p>
          </table:table-cell>
          <table:table-cell table:formula="of:=[.D17]+[.E17]" office:value-type="float" office:value="0.224952596230767" calcext:value-type="float">
            <text:p>0.224952596230767</text:p>
          </table:table-cell>
          <table:table-cell table:formula="of:=IF([.F17]&gt;0;IF([.F17]&gt;1; 1; [.F17]^(1/(1-[.$C17])));0)" office:value-type="float" office:value="0.017266155235636" calcext:value-type="float">
            <text:p>0.017266155235636</text:p>
          </table:table-cell>
          <table:table-cell table:style-name="ce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97115" calcext:value-type="float">
            <text:p>0.0797115</text:p>
          </table:table-cell>
          <table:table-cell table:formula="of:=SQRT([.A18])" office:value-type="float" office:value="0.591607978309962" calcext:value-type="float">
            <text:p>0.591607978309962</text:p>
          </table:table-cell>
          <table:table-cell table:formula="of:=[.B18]^(1-[.$C18])" office:value-type="float" office:value="0.355950766872207" calcext:value-type="float">
            <text:p>0.355950766872207</text:p>
          </table:table-cell>
          <table:table-cell table:formula="of:=-[.$A18]^6+(1/4)*[.$A18]^5-3*[.$A18]^4+4*[.$A18]^3-3*[.$A18]^2+(7/8)*[.$A18]" office:value-type="float" office:value="0.0683825625" calcext:value-type="float">
            <text:p>0.0683825625</text:p>
          </table:table-cell>
          <table:table-cell table:formula="of:=[.D18]+[.E18]" office:value-type="float" office:value="0.424333329372207" calcext:value-type="float">
            <text:p>0.424333329372207</text:p>
          </table:table-cell>
          <table:table-cell table:formula="of:=IF([.F18]&gt;0;IF([.F18]&gt;1; 1; [.F18]^(1/(1-[.$C18])));0)" office:value-type="float" office:value="0.12257260545083" calcext:value-type="float">
            <text:p>0.12257260545083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650446" calcext:value-type="float">
            <text:p>0.00650446</text:p>
          </table:table-cell>
          <table:table-cell table:formula="of:=SQRT([.A19])" office:value-type="float" office:value="0.670820393249937" calcext:value-type="float">
            <text:p>0.670820393249937</text:p>
          </table:table-cell>
          <table:table-cell table:formula="of:=[.B19]^(1-[.$C19])" office:value-type="float" office:value="0.19061353620763" calcext:value-type="float">
            <text:p>0.19061353620763</text:p>
          </table:table-cell>
          <table:table-cell table:formula="of:=-[.$A19]^6+(1/4)*[.$A19]^5-3*[.$A19]^4+4*[.$A19]^3-3*[.$A19]^2+(7/8)*[.$A19]" office:value-type="float" office:value="0.04064821875" calcext:value-type="float">
            <text:p>0.04064821875</text:p>
          </table:table-cell>
          <table:table-cell table:formula="of:=[.D19]+[.E19]" office:value-type="float" office:value="0.23126175495763" calcext:value-type="float">
            <text:p>0.23126175495763</text:p>
          </table:table-cell>
          <table:table-cell table:formula="of:=IF([.F19]&gt;0;IF([.F19]&gt;1; 1; [.F19]^(1/(1-[.$C19])));0)" office:value-type="float" office:value="0.0117014433768773" calcext:value-type="float">
            <text:p>0.0117014433768773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24943" calcext:value-type="float">
            <text:p>0.00224943</text:p>
          </table:table-cell>
          <table:table-cell table:formula="of:=SQRT([.A20])" office:value-type="float" office:value="0.758287544405155" calcext:value-type="float">
            <text:p>0.758287544405155</text:p>
          </table:table-cell>
          <table:table-cell table:formula="of:=[.B20]^(1-[.$C20])" office:value-type="float" office:value="0.229067216002912" calcext:value-type="float">
            <text:p>0.229067216002912</text:p>
          </table:table-cell>
          <table:table-cell table:formula="of:=-[.$A20]^6+(1/4)*[.$A20]^5-3*[.$A20]^4+4*[.$A20]^3-3*[.$A20]^2+(7/8)*[.$A20]" office:value-type="float" office:value="-0.00439586938476555" calcext:value-type="float">
            <text:p>-0.00439586938476555</text:p>
          </table:table-cell>
          <table:table-cell table:formula="of:=[.D20]+[.E20]" office:value-type="float" office:value="0.224671346618146" calcext:value-type="float">
            <text:p>0.224671346618146</text:p>
          </table:table-cell>
          <table:table-cell table:formula="of:=IF([.F20]&gt;0;IF([.F20]&gt;1; 1; [.F20]^(1/(1-[.$C20])));0)" office:value-type="float" office:value="0.00207614345376049" calcext:value-type="float">
            <text:p>0.00207614345376049</text:p>
          </table:table-cell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165883" calcext:value-type="float">
            <text:p>1.66E-05</text:p>
          </table:table-cell>
          <table:table-cell table:formula="of:=SQRT([.A21])" office:value-type="float" office:value="0.85146931829632" calcext:value-type="float">
            <text:p>0.85146931829632</text:p>
          </table:table-cell>
          <table:table-cell table:formula="of:=[.B21]^(1-[.$C21])" office:value-type="float" office:value="0.194981727890521" calcext:value-type="float">
            <text:p>0.194981727890521</text:p>
          </table:table-cell>
          <table:table-cell table:formula="of:=-[.$A21]^6+(1/4)*[.$A21]^5-3*[.$A21]^4+4*[.$A21]^3-3*[.$A21]^2+(7/8)*[.$A21]" office:value-type="float" office:value="-0.0517358371582032" calcext:value-type="float">
            <text:p>-0.0517358371582032</text:p>
          </table:table-cell>
          <table:table-cell table:formula="of:=[.D21]+[.E21]" office:value-type="float" office:value="0.143245890732318" calcext:value-type="float">
            <text:p>0.143245890732318</text:p>
          </table:table-cell>
          <table:table-cell table:formula="of:=IF([.F21]&gt;0;IF([.F21]&gt;1; 1; [.F21]^(1/(1-[.$C21])));0)" office:value-type="float" office:value="0.00000208077720374472" calcext:value-type="float">
            <text:p>2.08077720374472E-06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86336" calcext:value-type="float">
            <text:p>1.86E-05</text:p>
          </table:table-cell>
          <table:table-cell table:formula="of:=SQRT([.A22])" office:value-type="float" office:value="0.774596669241483" calcext:value-type="float">
            <text:p>0.774596669241483</text:p>
          </table:table-cell>
          <table:table-cell table:formula="of:=[.B22]^(1-[.$C22])" office:value-type="float" office:value="0.0858833819860737" calcext:value-type="float">
            <text:p>0.0858833819860737</text:p>
          </table:table-cell>
          <table:table-cell table:formula="of:=-[.$A22]^6+(1/4)*[.$A22]^5-3*[.$A22]^4+4*[.$A22]^3-3*[.$A22]^2+(7/8)*[.$A22]" office:value-type="float" office:value="-0.0137040000000002" calcext:value-type="float">
            <text:p>-0.0137040000000002</text:p>
          </table:table-cell>
          <table:table-cell table:formula="of:=[.D22]+[.E22]" office:value-type="float" office:value="0.0721793819860736" calcext:value-type="float">
            <text:p>0.0721793819860736</text:p>
          </table:table-cell>
          <table:table-cell table:formula="of:=IF([.F22]&gt;0;IF([.F22]&gt;1; 1; [.F22]^(1/(1-[.$C22])));0)" office:value-type="float" office:value="0.00000861706733858782" calcext:value-type="float">
            <text:p>8.61706733858782E-06</text:p>
          </table:table-cell>
          <table:table-cell table:style-name="ce3"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253298" calcext:value-type="float">
            <text:p>0.00253298</text:p>
          </table:table-cell>
          <table:table-cell table:formula="of:=SQRT([.A23])" office:value-type="float" office:value="0.612372435695794" calcext:value-type="float">
            <text:p>0.612372435695794</text:p>
          </table:table-cell>
          <table:table-cell table:formula="of:=[.B23]^(1-[.$C23])" office:value-type="float" office:value="0.0985317289216666" calcext:value-type="float">
            <text:p>0.0985317289216666</text:p>
          </table:table-cell>
          <table:table-cell table:formula="of:=-[.$A23]^6+(1/4)*[.$A23]^5-3*[.$A23]^4+4*[.$A23]^3-3*[.$A23]^2+(7/8)*[.$A23]" office:value-type="float" office:value="0.0624961853027344" calcext:value-type="float">
            <text:p>0.0624961853027344</text:p>
          </table:table-cell>
          <table:table-cell table:formula="of:=[.D23]+[.E23]" office:value-type="float" office:value="0.161027914224401" calcext:value-type="float">
            <text:p>0.161027914224401</text:p>
          </table:table-cell>
          <table:table-cell table:formula="of:=IF([.F23]&gt;0;IF([.F23]&gt;1; 1; [.F23]^(1/(1-[.$C23])));0)" office:value-type="float" office:value="0.00899428999791743" calcext:value-type="float">
            <text:p>0.00899428999791743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748638" calcext:value-type="float">
            <text:p>0.0748638</text:p>
          </table:table-cell>
          <table:table-cell table:formula="of:=SQRT([.A24])" office:value-type="float" office:value="0.651920240520265" calcext:value-type="float">
            <text:p>0.651920240520265</text:p>
          </table:table-cell>
          <table:table-cell table:formula="of:=[.B24]^(1-[.$C24])" office:value-type="float" office:value="0.405654989812454" calcext:value-type="float">
            <text:p>0.405654989812454</text:p>
          </table:table-cell>
          <table:table-cell table:formula="of:=-[.$A24]^6+(1/4)*[.$A24]^5-3*[.$A24]^4+4*[.$A24]^3-3*[.$A24]^2+(7/8)*[.$A24]" office:value-type="float" office:value="0.048545737060547" calcext:value-type="float">
            <text:p>0.048545737060547</text:p>
          </table:table-cell>
          <table:table-cell table:formula="of:=[.D24]+[.E24]" office:value-type="float" office:value="0.454200726873001" calcext:value-type="float">
            <text:p>0.454200726873001</text:p>
          </table:table-cell>
          <table:table-cell table:formula="of:=IF([.F24]&gt;0;IF([.F24]&gt;1; 1; [.F24]^(1/(1-[.$C24])));0)" office:value-type="float" office:value="0.10358709230177" calcext:value-type="float">
            <text:p>0.10358709230177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158624" calcext:value-type="float">
            <text:p>0.00158624</text:p>
          </table:table-cell>
          <table:table-cell table:formula="of:=SQRT([.A25])" office:value-type="float" office:value="0.670820393249937" calcext:value-type="float">
            <text:p>0.670820393249937</text:p>
          </table:table-cell>
          <table:table-cell table:formula="of:=[.B25]^(1-[.$C25])" office:value-type="float" office:value="0.119789439970923" calcext:value-type="float">
            <text:p>0.119789439970923</text:p>
          </table:table-cell>
          <table:table-cell table:formula="of:=-[.$A25]^6+(1/4)*[.$A25]^5-3*[.$A25]^4+4*[.$A25]^3-3*[.$A25]^2+(7/8)*[.$A25]" office:value-type="float" office:value="0.04064821875" calcext:value-type="float">
            <text:p>0.04064821875</text:p>
          </table:table-cell>
          <table:table-cell table:formula="of:=[.D25]+[.E25]" office:value-type="float" office:value="0.160437658720923" calcext:value-type="float">
            <text:p>0.160437658720923</text:p>
          </table:table-cell>
          <table:table-cell table:formula="of:=IF([.F25]&gt;0;IF([.F25]&gt;1; 1; [.F25]^(1/(1-[.$C25])));0)" office:value-type="float" office:value="0.00385332473774018" calcext:value-type="float">
            <text:p>0.00385332473774018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6588" calcext:value-type="float">
            <text:p>0.0106588</text:p>
          </table:table-cell>
          <table:table-cell table:formula="of:=SQRT([.A26])" office:value-type="float" office:value="0.670820393249937" calcext:value-type="float">
            <text:p>0.670820393249937</text:p>
          </table:table-cell>
          <table:table-cell table:formula="of:=[.B26]^(1-[.$C26])" office:value-type="float" office:value="0.224265153686686" calcext:value-type="float">
            <text:p>0.224265153686686</text:p>
          </table:table-cell>
          <table:table-cell table:formula="of:=-[.$A26]^6+(1/4)*[.$A26]^5-3*[.$A26]^4+4*[.$A26]^3-3*[.$A26]^2+(7/8)*[.$A26]" office:value-type="float" office:value="0.04064821875" calcext:value-type="float">
            <text:p>0.04064821875</text:p>
          </table:table-cell>
          <table:table-cell table:formula="of:=[.D26]+[.E26]" office:value-type="float" office:value="0.264913372436686" calcext:value-type="float">
            <text:p>0.264913372436686</text:p>
          </table:table-cell>
          <table:table-cell table:formula="of:=IF([.F26]&gt;0;IF([.F26]&gt;1; 1; [.F26]^(1/(1-[.$C26])));0)" office:value-type="float" office:value="0.0176796267238872" calcext:value-type="float">
            <text:p>0.0176796267238872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329722" calcext:value-type="float">
            <text:p>0.0329722</text:p>
          </table:table-cell>
          <table:table-cell table:formula="of:=SQRT([.A27])" office:value-type="float" office:value="0.651920240520265" calcext:value-type="float">
            <text:p>0.651920240520265</text:p>
          </table:table-cell>
          <table:table-cell table:formula="of:=[.B27]^(1-[.$C27])" office:value-type="float" office:value="0.304927986695455" calcext:value-type="float">
            <text:p>0.304927986695455</text:p>
          </table:table-cell>
          <table:table-cell table:formula="of:=-[.$A27]^6+(1/4)*[.$A27]^5-3*[.$A27]^4+4*[.$A27]^3-3*[.$A27]^2+(7/8)*[.$A27]" office:value-type="float" office:value="0.048545737060547" calcext:value-type="float">
            <text:p>0.048545737060547</text:p>
          </table:table-cell>
          <table:table-cell table:formula="of:=[.D27]+[.E27]" office:value-type="float" office:value="0.353473723756002" calcext:value-type="float">
            <text:p>0.353473723756002</text:p>
          </table:table-cell>
          <table:table-cell table:formula="of:=IF([.F27]&gt;0;IF([.F27]&gt;1; 1; [.F27]^(1/(1-[.$C27])));0)" office:value-type="float" office:value="0.0504049352105064" calcext:value-type="float">
            <text:p>0.0504049352105064</text:p>
          </table:table-cell>
          <table:table-cell table:style-name="ce3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94408" calcext:value-type="float">
            <text:p>0.00294408</text:p>
          </table:table-cell>
          <table:table-cell table:formula="of:=SQRT([.A28])" office:value-type="float" office:value="0.651920240520265" calcext:value-type="float">
            <text:p>0.651920240520265</text:p>
          </table:table-cell>
          <table:table-cell table:formula="of:=[.B28]^(1-[.$C28])" office:value-type="float" office:value="0.131520238566078" calcext:value-type="float">
            <text:p>0.131520238566078</text:p>
          </table:table-cell>
          <table:table-cell table:formula="of:=-[.$A28]^6+(1/4)*[.$A28]^5-3*[.$A28]^4+4*[.$A28]^3-3*[.$A28]^2+(7/8)*[.$A28]" office:value-type="float" office:value="0.048545737060547" calcext:value-type="float">
            <text:p>0.048545737060547</text:p>
          </table:table-cell>
          <table:table-cell table:formula="of:=[.D28]+[.E28]" office:value-type="float" office:value="0.180065975626625" calcext:value-type="float">
            <text:p>0.180065975626625</text:p>
          </table:table-cell>
          <table:table-cell table:formula="of:=IF([.F28]&gt;0;IF([.F28]&gt;1; 1; [.F28]^(1/(1-[.$C28])));0)" office:value-type="float" office:value="0.00725982350870651" calcext:value-type="float">
            <text:p>0.00725982350870651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432335" calcext:value-type="float">
            <text:p>0.000432335</text:p>
          </table:table-cell>
          <table:table-cell table:formula="of:=SQRT([.A29])" office:value-type="float" office:value="0.741619848709566" calcext:value-type="float">
            <text:p>0.741619848709566</text:p>
          </table:table-cell>
          <table:table-cell table:formula="of:=[.B29]^(1-[.$C29])" office:value-type="float" office:value="0.135133418965531" calcext:value-type="float">
            <text:p>0.135133418965531</text:p>
          </table:table-cell>
          <table:table-cell table:formula="of:=-[.$A29]^6+(1/4)*[.$A29]^5-3*[.$A29]^4+4*[.$A29]^3-3*[.$A29]^2+(7/8)*[.$A29]" office:value-type="float" office:value="0.004994" calcext:value-type="float">
            <text:p>0.004994</text:p>
          </table:table-cell>
          <table:table-cell table:formula="of:=[.D29]+[.E29]" office:value-type="float" office:value="0.140127418965531" calcext:value-type="float">
            <text:p>0.140127418965531</text:p>
          </table:table-cell>
          <table:table-cell table:formula="of:=IF([.F29]&gt;0;IF([.F29]&gt;1; 1; [.F29]^(1/(1-[.$C29])));0)" office:value-type="float" office:value="0.000497527600134969" calcext:value-type="float">
            <text:p>0.000497527600134969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467655" calcext:value-type="float">
            <text:p>4.68E-05</text:p>
          </table:table-cell>
          <table:table-cell table:formula="of:=SQRT([.A30])" office:value-type="float" office:value="0.741619848709566" calcext:value-type="float">
            <text:p>0.741619848709566</text:p>
          </table:table-cell>
          <table:table-cell table:formula="of:=[.B30]^(1-[.$C30])" office:value-type="float" office:value="0.0760667247154016" calcext:value-type="float">
            <text:p>0.0760667247154016</text:p>
          </table:table-cell>
          <table:table-cell table:formula="of:=-[.$A30]^6+(1/4)*[.$A30]^5-3*[.$A30]^4+4*[.$A30]^3-3*[.$A30]^2+(7/8)*[.$A30]" office:value-type="float" office:value="0.004994" calcext:value-type="float">
            <text:p>0.004994</text:p>
          </table:table-cell>
          <table:table-cell table:formula="of:=[.D30]+[.E30]" office:value-type="float" office:value="0.0810607247154016" calcext:value-type="float">
            <text:p>0.0810607247154016</text:p>
          </table:table-cell>
          <table:table-cell table:formula="of:=IF([.F30]&gt;0;IF([.F30]&gt;1; 1; [.F30]^(1/(1-[.$C30])));0)" office:value-type="float" office:value="0.0000598144273238762" calcext:value-type="float">
            <text:p>5.98144273238762E-05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00694367" calcext:value-type="float">
            <text:p>6.94E-09</text:p>
          </table:table-cell>
          <table:table-cell table:formula="of:=SQRT([.A31])" office:value-type="float" office:value="0.774596669241483" calcext:value-type="float">
            <text:p>0.774596669241483</text:p>
          </table:table-cell>
          <table:table-cell table:formula="of:=[.B31]^(1-[.$C31])" office:value-type="float" office:value="0.014489953884219" calcext:value-type="float">
            <text:p>0.014489953884219</text:p>
          </table:table-cell>
          <table:table-cell table:formula="of:=-[.$A31]^6+(1/4)*[.$A31]^5-3*[.$A31]^4+4*[.$A31]^3-3*[.$A31]^2+(7/8)*[.$A31]" office:value-type="float" office:value="-0.0137040000000002" calcext:value-type="float">
            <text:p>-0.0137040000000002</text:p>
          </table:table-cell>
          <table:table-cell table:formula="of:=[.D31]+[.E31]" office:value-type="float" office:value="0.000785953884218846" calcext:value-type="float">
            <text:p>0.000785953884218846</text:p>
          </table:table-cell>
          <table:table-cell table:formula="of:=IF([.F31]&gt;0;IF([.F31]&gt;1; 1; [.F31]^(1/(1-[.$C31])));0)" office:value-type="float" office:value="0.00000000000001684438" calcext:value-type="float">
            <text:p>1.68443760620582E-14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273801" calcext:value-type="float">
            <text:p>0.000273801</text:p>
          </table:table-cell>
          <table:table-cell table:formula="of:=SQRT([.A32])" office:value-type="float" office:value="0.741619848709566" calcext:value-type="float">
            <text:p>0.741619848709566</text:p>
          </table:table-cell>
          <table:table-cell table:formula="of:=[.B32]^(1-[.$C32])" office:value-type="float" office:value="0.120089192360709" calcext:value-type="float">
            <text:p>0.120089192360709</text:p>
          </table:table-cell>
          <table:table-cell table:formula="of:=-[.$A32]^6+(1/4)*[.$A32]^5-3*[.$A32]^4+4*[.$A32]^3-3*[.$A32]^2+(7/8)*[.$A32]" office:value-type="float" office:value="0.004994" calcext:value-type="float">
            <text:p>0.004994</text:p>
          </table:table-cell>
          <table:table-cell table:formula="of:=[.D32]+[.E32]" office:value-type="float" office:value="0.125083192360709" calcext:value-type="float">
            <text:p>0.125083192360709</text:p>
          </table:table-cell>
          <table:table-cell table:formula="of:=IF([.F32]&gt;0;IF([.F32]&gt;1; 1; [.F32]^(1/(1-[.$C32])));0)" office:value-type="float" office:value="0.000320567521281858" calcext:value-type="float">
            <text:p>0.000320567521281858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515163" calcext:value-type="float">
            <text:p>0.00515163</text:p>
          </table:table-cell>
          <table:table-cell table:formula="of:=SQRT([.A33])" office:value-type="float" office:value="0.670820393249937" calcext:value-type="float">
            <text:p>0.670820393249937</text:p>
          </table:table-cell>
          <table:table-cell table:formula="of:=[.B33]^(1-[.$C33])" office:value-type="float" office:value="0.17653013126434" calcext:value-type="float">
            <text:p>0.17653013126434</text:p>
          </table:table-cell>
          <table:table-cell table:formula="of:=-[.$A33]^6+(1/4)*[.$A33]^5-3*[.$A33]^4+4*[.$A33]^3-3*[.$A33]^2+(7/8)*[.$A33]" office:value-type="float" office:value="0.04064821875" calcext:value-type="float">
            <text:p>0.04064821875</text:p>
          </table:table-cell>
          <table:table-cell table:formula="of:=[.D33]+[.E33]" office:value-type="float" office:value="0.21717835001434" calcext:value-type="float">
            <text:p>0.21717835001434</text:p>
          </table:table-cell>
          <table:table-cell table:formula="of:=IF([.F33]&gt;0;IF([.F33]&gt;1; 1; [.F33]^(1/(1-[.$C33])));0)" office:value-type="float" office:value="0.00966817727285993" calcext:value-type="float">
            <text:p>0.00966817727285993</text:p>
          </table:table-cell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628574" calcext:value-type="float">
            <text:p>6.29E-05</text:p>
          </table:table-cell>
          <table:table-cell table:formula="of:=SQRT([.A34])" office:value-type="float" office:value="0.741619848709566" calcext:value-type="float">
            <text:p>0.741619848709566</text:p>
          </table:table-cell>
          <table:table-cell table:formula="of:=[.B34]^(1-[.$C34])" office:value-type="float" office:value="0.082106718313422" calcext:value-type="float">
            <text:p>0.082106718313422</text:p>
          </table:table-cell>
          <table:table-cell table:formula="of:=-[.$A34]^6+(1/4)*[.$A34]^5-3*[.$A34]^4+4*[.$A34]^3-3*[.$A34]^2+(7/8)*[.$A34]" office:value-type="float" office:value="0.004994" calcext:value-type="float">
            <text:p>0.004994</text:p>
          </table:table-cell>
          <table:table-cell table:formula="of:=[.D34]+[.E34]" office:value-type="float" office:value="0.087100718313422" calcext:value-type="float">
            <text:p>0.087100718313422</text:p>
          </table:table-cell>
          <table:table-cell table:formula="of:=IF([.F34]&gt;0;IF([.F34]&gt;1; 1; [.F34]^(1/(1-[.$C34])));0)" office:value-type="float" office:value="0.0000789954024894822" calcext:value-type="float">
            <text:p>7.89954024894822E-05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00584" calcext:value-type="float">
            <text:p>0.0200584</text:p>
          </table:table-cell>
          <table:table-cell table:formula="of:=SQRT([.A35])" office:value-type="float" office:value="0.670820393249937" calcext:value-type="float">
            <text:p>0.670820393249937</text:p>
          </table:table-cell>
          <table:table-cell table:formula="of:=[.B35]^(1-[.$C35])" office:value-type="float" office:value="0.276153504898716" calcext:value-type="float">
            <text:p>0.276153504898716</text:p>
          </table:table-cell>
          <table:table-cell table:formula="of:=-[.$A35]^6+(1/4)*[.$A35]^5-3*[.$A35]^4+4*[.$A35]^3-3*[.$A35]^2+(7/8)*[.$A35]" office:value-type="float" office:value="0.04064821875" calcext:value-type="float">
            <text:p>0.04064821875</text:p>
          </table:table-cell>
          <table:table-cell table:formula="of:=[.D35]+[.E35]" office:value-type="float" office:value="0.316801723648716" calcext:value-type="float">
            <text:p>0.316801723648716</text:p>
          </table:table-cell>
          <table:table-cell table:formula="of:=IF([.F35]&gt;0;IF([.F35]&gt;1; 1; [.F35]^(1/(1-[.$C35])));0)" office:value-type="float" office:value="0.0304414117659741" calcext:value-type="float">
            <text:p>0.0304414117659741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541277" calcext:value-type="float">
            <text:p>5.41E-07</text:p>
          </table:table-cell>
          <table:table-cell table:formula="of:=SQRT([.A36])" office:value-type="float" office:value="0.774596669241483" calcext:value-type="float">
            <text:p>0.774596669241483</text:p>
          </table:table-cell>
          <table:table-cell table:formula="of:=[.B36]^(1-[.$C36])" office:value-type="float" office:value="0.0386804839737555" calcext:value-type="float">
            <text:p>0.0386804839737555</text:p>
          </table:table-cell>
          <table:table-cell table:formula="of:=-[.$A36]^6+(1/4)*[.$A36]^5-3*[.$A36]^4+4*[.$A36]^3-3*[.$A36]^2+(7/8)*[.$A36]" office:value-type="float" office:value="-0.0137040000000002" calcext:value-type="float">
            <text:p>-0.0137040000000002</text:p>
          </table:table-cell>
          <table:table-cell table:formula="of:=[.D36]+[.E36]" office:value-type="float" office:value="0.0249764839737553" calcext:value-type="float">
            <text:p>0.0249764839737553</text:p>
          </table:table-cell>
          <table:table-cell table:formula="of:=IF([.F36]&gt;0;IF([.F36]&gt;1; 1; [.F36]^(1/(1-[.$C36])));0)" office:value-type="float" office:value="0.00000007774294019249" calcext:value-type="float">
            <text:p>7.77429401924867E-08</text:p>
          </table:table-cell>
          <table:table-cell table:style-name="ce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029" calcext:value-type="float">
            <text:p>0.024029</text:p>
          </table:table-cell>
          <table:table-cell table:formula="of:=SQRT([.A37])" office:value-type="float" office:value="0.670820393249937" calcext:value-type="float">
            <text:p>0.670820393249937</text:p>
          </table:table-cell>
          <table:table-cell table:formula="of:=[.B37]^(1-[.$C37])" office:value-type="float" office:value="0.293069898323774" calcext:value-type="float">
            <text:p>0.293069898323774</text:p>
          </table:table-cell>
          <table:table-cell table:formula="of:=-[.$A37]^6+(1/4)*[.$A37]^5-3*[.$A37]^4+4*[.$A37]^3-3*[.$A37]^2+(7/8)*[.$A37]" office:value-type="float" office:value="0.04064821875" calcext:value-type="float">
            <text:p>0.04064821875</text:p>
          </table:table-cell>
          <table:table-cell table:formula="of:=[.D37]+[.E37]" office:value-type="float" office:value="0.333718117073774" calcext:value-type="float">
            <text:p>0.333718117073774</text:p>
          </table:table-cell>
          <table:table-cell table:formula="of:=IF([.F37]&gt;0;IF([.F37]&gt;1; 1; [.F37]^(1/(1-[.$C37])));0)" office:value-type="float" office:value="0.035653056807186" calcext:value-type="float">
            <text:p>0.035653056807186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116829" calcext:value-type="float">
            <text:p>1.17E-06</text:p>
          </table:table-cell>
          <table:table-cell table:formula="of:=SQRT([.A38])" office:value-type="float" office:value="0.774596669241483" calcext:value-type="float">
            <text:p>0.774596669241483</text:p>
          </table:table-cell>
          <table:table-cell table:formula="of:=[.B38]^(1-[.$C38])" office:value-type="float" office:value="0.0460051190685915" calcext:value-type="float">
            <text:p>0.0460051190685915</text:p>
          </table:table-cell>
          <table:table-cell table:formula="of:=-[.$A38]^6+(1/4)*[.$A38]^5-3*[.$A38]^4+4*[.$A38]^3-3*[.$A38]^2+(7/8)*[.$A38]" office:value-type="float" office:value="-0.0137040000000002" calcext:value-type="float">
            <text:p>-0.0137040000000002</text:p>
          </table:table-cell>
          <table:table-cell table:formula="of:=[.D38]+[.E38]" office:value-type="float" office:value="0.0323011190685913" calcext:value-type="float">
            <text:p>0.0323011190685913</text:p>
          </table:table-cell>
          <table:table-cell table:formula="of:=IF([.F38]&gt;0;IF([.F38]&gt;1; 1; [.F38]^(1/(1-[.$C38])));0)" office:value-type="float" office:value="0.00000024330787013063" calcext:value-type="float">
            <text:p>2.43307870130632E-07</text:p>
          </table:table-cell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464613" calcext:value-type="float">
            <text:p>4.65E-05</text:p>
          </table:table-cell>
          <table:table-cell table:formula="of:=SQRT([.A39])" office:value-type="float" office:value="0.758287544405155" calcext:value-type="float">
            <text:p>0.758287544405155</text:p>
          </table:table-cell>
          <table:table-cell table:formula="of:=[.B39]^(1-[.$C39])" office:value-type="float" office:value="0.089677194286174" calcext:value-type="float">
            <text:p>0.089677194286174</text:p>
          </table:table-cell>
          <table:table-cell table:formula="of:=-[.$A39]^6+(1/4)*[.$A39]^5-3*[.$A39]^4+4*[.$A39]^3-3*[.$A39]^2+(7/8)*[.$A39]" office:value-type="float" office:value="-0.00439586938476555" calcext:value-type="float">
            <text:p>-0.00439586938476555</text:p>
          </table:table-cell>
          <table:table-cell table:formula="of:=[.D39]+[.E39]" office:value-type="float" office:value="0.0852813249014084" calcext:value-type="float">
            <text:p>0.0852813249014084</text:p>
          </table:table-cell>
          <table:table-cell table:formula="of:=IF([.F39]&gt;0;IF([.F39]&gt;1; 1; [.F39]^(1/(1-[.$C39])));0)" office:value-type="float" office:value="0.0000377385670408705" calcext:value-type="float">
            <text:p>3.77385670408705E-05</text:p>
          </table:table-cell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277763" calcext:value-type="float">
            <text:p>0.000277763</text:p>
          </table:table-cell>
          <table:table-cell table:formula="of:=SQRT([.A40])" office:value-type="float" office:value="0.724568837309472" calcext:value-type="float">
            <text:p>0.724568837309472</text:p>
          </table:table-cell>
          <table:table-cell table:formula="of:=[.B40]^(1-[.$C40])" office:value-type="float" office:value="0.104827952557282" calcext:value-type="float">
            <text:p>0.104827952557282</text:p>
          </table:table-cell>
          <table:table-cell table:formula="of:=-[.$A40]^6+(1/4)*[.$A40]^5-3*[.$A40]^4+4*[.$A40]^3-3*[.$A40]^2+(7/8)*[.$A40]" office:value-type="float" office:value="0.0143150222167969" calcext:value-type="float">
            <text:p>0.0143150222167969</text:p>
          </table:table-cell>
          <table:table-cell table:formula="of:=[.D40]+[.E40]" office:value-type="float" office:value="0.119142974774079" calcext:value-type="float">
            <text:p>0.119142974774079</text:p>
          </table:table-cell>
          <table:table-cell table:formula="of:=IF([.F40]&gt;0;IF([.F40]&gt;1; 1; [.F40]^(1/(1-[.$C40])));0)" office:value-type="float" office:value="0.000442087523504853" calcext:value-type="float">
            <text:p>0.000442087523504853</text:p>
          </table:table-cell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18044" calcext:value-type="float">
            <text:p>0.000218044</text:p>
          </table:table-cell>
          <table:table-cell table:formula="of:=SQRT([.A41])" office:value-type="float" office:value="0.774596669241483" calcext:value-type="float">
            <text:p>0.774596669241483</text:p>
          </table:table-cell>
          <table:table-cell table:formula="of:=[.B41]^(1-[.$C41])" office:value-type="float" office:value="0.149518748703064" calcext:value-type="float">
            <text:p>0.149518748703064</text:p>
          </table:table-cell>
          <table:table-cell table:formula="of:=-[.$A41]^6+(1/4)*[.$A41]^5-3*[.$A41]^4+4*[.$A41]^3-3*[.$A41]^2+(7/8)*[.$A41]" office:value-type="float" office:value="-0.0137040000000002" calcext:value-type="float">
            <text:p>-0.0137040000000002</text:p>
          </table:table-cell>
          <table:table-cell table:formula="of:=[.D41]+[.E41]" office:value-type="float" office:value="0.135814748703064" calcext:value-type="float">
            <text:p>0.135814748703064</text:p>
          </table:table-cell>
          <table:table-cell table:formula="of:=IF([.F41]&gt;0;IF([.F41]&gt;1; 1; [.F41]^(1/(1-[.$C41])));0)" office:value-type="float" office:value="0.000142339781331678" calcext:value-type="float">
            <text:p>0.000142339781331678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841262" calcext:value-type="float">
            <text:p>8.41E-05</text:p>
          </table:table-cell>
          <table:table-cell table:formula="of:=SQRT([.A42])" office:value-type="float" office:value="0.689202437604511" calcext:value-type="float">
            <text:p>0.689202437604511</text:p>
          </table:table-cell>
          <table:table-cell table:formula="of:=[.B42]^(1-[.$C42])" office:value-type="float" office:value="0.0541350538095077" calcext:value-type="float">
            <text:p>0.0541350538095077</text:p>
          </table:table-cell>
          <table:table-cell table:formula="of:=-[.$A42]^6+(1/4)*[.$A42]^5-3*[.$A42]^4+4*[.$A42]^3-3*[.$A42]^2+(7/8)*[.$A42]" office:value-type="float" office:value="0.0322485524902343" calcext:value-type="float">
            <text:p>0.0322485524902343</text:p>
          </table:table-cell>
          <table:table-cell table:formula="of:=[.D42]+[.E42]" office:value-type="float" office:value="0.086383606299742" calcext:value-type="float">
            <text:p>0.086383606299742</text:p>
          </table:table-cell>
          <table:table-cell table:formula="of:=IF([.F42]&gt;0;IF([.F42]&gt;1; 1; [.F42]^(1/(1-[.$C42])));0)" office:value-type="float" office:value="0.000378388166077893" calcext:value-type="float">
            <text:p>0.000378388166077893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5162" calcext:value-type="float">
            <text:p>0.0025162</text:p>
          </table:table-cell>
          <table:table-cell table:formula="of:=SQRT([.A43])" office:value-type="float" office:value="0.724568837309472" calcext:value-type="float">
            <text:p>0.724568837309472</text:p>
          </table:table-cell>
          <table:table-cell table:formula="of:=[.B43]^(1-[.$C43])" office:value-type="float" office:value="0.192346468374341" calcext:value-type="float">
            <text:p>0.192346468374341</text:p>
          </table:table-cell>
          <table:table-cell table:formula="of:=-[.$A43]^6+(1/4)*[.$A43]^5-3*[.$A43]^4+4*[.$A43]^3-3*[.$A43]^2+(7/8)*[.$A43]" office:value-type="float" office:value="0.0143150222167969" calcext:value-type="float">
            <text:p>0.0143150222167969</text:p>
          </table:table-cell>
          <table:table-cell table:formula="of:=[.D43]+[.E43]" office:value-type="float" office:value="0.206661490591138" calcext:value-type="float">
            <text:p>0.206661490591138</text:p>
          </table:table-cell>
          <table:table-cell table:formula="of:=IF([.F43]&gt;0;IF([.F43]&gt;1; 1; [.F43]^(1/(1-[.$C43])));0)" office:value-type="float" office:value="0.00326537129764937" calcext:value-type="float">
            <text:p>0.00326537129764937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584001" calcext:value-type="float">
            <text:p>5.84E-05</text:p>
          </table:table-cell>
          <table:table-cell table:formula="of:=SQRT([.A44])" office:value-type="float" office:value="0.790569415042095" calcext:value-type="float">
            <text:p>0.790569415042095</text:p>
          </table:table-cell>
          <table:table-cell table:formula="of:=[.B44]^(1-[.$C44])" office:value-type="float" office:value="0.129824758036992" calcext:value-type="float">
            <text:p>0.129824758036992</text:p>
          </table:table-cell>
          <table:table-cell table:formula="of:=-[.$A44]^6+(1/4)*[.$A44]^5-3*[.$A44]^4+4*[.$A44]^3-3*[.$A44]^2+(7/8)*[.$A44]" office:value-type="float" office:value="-0.0227546691894531" calcext:value-type="float">
            <text:p>-0.0227546691894531</text:p>
          </table:table-cell>
          <table:table-cell table:formula="of:=[.D44]+[.E44]" office:value-type="float" office:value="0.107070088847539" calcext:value-type="float">
            <text:p>0.107070088847539</text:p>
          </table:table-cell>
          <table:table-cell table:formula="of:=IF([.F44]&gt;0;IF([.F44]&gt;1; 1; [.F44]^(1/(1-[.$C44])));0)" office:value-type="float" office:value="0.0000232706925066246" calcext:value-type="float">
            <text:p>2.32706925066246E-05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17594" calcext:value-type="float">
            <text:p>1.18E-05</text:p>
          </table:table-cell>
          <table:table-cell table:formula="of:=SQRT([.A45])" office:value-type="float" office:value="0.821583836257749" calcext:value-type="float">
            <text:p>0.821583836257749</text:p>
          </table:table-cell>
          <table:table-cell table:formula="of:=[.B45]^(1-[.$C45])" office:value-type="float" office:value="0.131970551654112" calcext:value-type="float">
            <text:p>0.131970551654112</text:p>
          </table:table-cell>
          <table:table-cell table:formula="of:=-[.$A45]^6+(1/4)*[.$A45]^5-3*[.$A45]^4+4*[.$A45]^3-3*[.$A45]^2+(7/8)*[.$A45]" office:value-type="float" office:value="-0.0392283303222658" calcext:value-type="float">
            <text:p>-0.0392283303222658</text:p>
          </table:table-cell>
          <table:table-cell table:formula="of:=[.D45]+[.E45]" office:value-type="float" office:value="0.0927422213318461" calcext:value-type="float">
            <text:p>0.0927422213318461</text:p>
          </table:table-cell>
          <table:table-cell table:formula="of:=IF([.F45]&gt;0;IF([.F45]&gt;1; 1; [.F45]^(1/(1-[.$C45])));0)" office:value-type="float" office:value="0.00000162825025471005" calcext:value-type="float">
            <text:p>1.62825025471005E-0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500865" calcext:value-type="float">
            <text:p>0.00500865</text:p>
          </table:table-cell>
          <table:table-cell table:formula="of:=SQRT([.A46])" office:value-type="float" office:value="0.774596669241483" calcext:value-type="float">
            <text:p>0.774596669241483</text:p>
          </table:table-cell>
          <table:table-cell table:formula="of:=[.B46]^(1-[.$C46])" office:value-type="float" office:value="0.303046575431657" calcext:value-type="float">
            <text:p>0.303046575431657</text:p>
          </table:table-cell>
          <table:table-cell table:formula="of:=-[.$A46]^6+(1/4)*[.$A46]^5-3*[.$A46]^4+4*[.$A46]^3-3*[.$A46]^2+(7/8)*[.$A46]" office:value-type="float" office:value="-0.0137040000000002" calcext:value-type="float">
            <text:p>-0.0137040000000002</text:p>
          </table:table-cell>
          <table:table-cell table:formula="of:=[.D46]+[.E46]" office:value-type="float" office:value="0.289342575431657" calcext:value-type="float">
            <text:p>0.289342575431657</text:p>
          </table:table-cell>
          <table:table-cell table:formula="of:=IF([.F46]&gt;0;IF([.F46]&gt;1; 1; [.F46]^(1/(1-[.$C46])));0)" office:value-type="float" office:value="0.00407906234836819" calcext:value-type="float">
            <text:p>0.00407906234836819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456938" calcext:value-type="float">
            <text:p>0.00456938</text:p>
          </table:table-cell>
          <table:table-cell table:formula="of:=SQRT([.A47])" office:value-type="float" office:value="0.806225774829855" calcext:value-type="float">
            <text:p>0.806225774829855</text:p>
          </table:table-cell>
          <table:table-cell table:formula="of:=[.B47]^(1-[.$C47])" office:value-type="float" office:value="0.351998373701383" calcext:value-type="float">
            <text:p>0.351998373701383</text:p>
          </table:table-cell>
          <table:table-cell table:formula="of:=-[.$A47]^6+(1/4)*[.$A47]^5-3*[.$A47]^4+4*[.$A47]^3-3*[.$A47]^2+(7/8)*[.$A47]" office:value-type="float" office:value="-0.0313425937500001" calcext:value-type="float">
            <text:p>-0.0313425937500001</text:p>
          </table:table-cell>
          <table:table-cell table:formula="of:=[.D47]+[.E47]" office:value-type="float" office:value="0.320655779951382" calcext:value-type="float">
            <text:p>0.320655779951382</text:p>
          </table:table-cell>
          <table:table-cell table:formula="of:=IF([.F47]&gt;0;IF([.F47]&gt;1; 1; [.F47]^(1/(1-[.$C47])));0)" office:value-type="float" office:value="0.00282385878678619" calcext:value-type="float">
            <text:p>0.00282385878678619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08325" calcext:value-type="float">
            <text:p>0.00208325</text:p>
          </table:table-cell>
          <table:table-cell table:formula="of:=SQRT([.A48])" office:value-type="float" office:value="0.724568837309472" calcext:value-type="float">
            <text:p>0.724568837309472</text:p>
          </table:table-cell>
          <table:table-cell table:formula="of:=[.B48]^(1-[.$C48])" office:value-type="float" office:value="0.182598759886185" calcext:value-type="float">
            <text:p>0.182598759886185</text:p>
          </table:table-cell>
          <table:table-cell table:formula="of:=-[.$A48]^6+(1/4)*[.$A48]^5-3*[.$A48]^4+4*[.$A48]^3-3*[.$A48]^2+(7/8)*[.$A48]" office:value-type="float" office:value="0.0143150222167969" calcext:value-type="float">
            <text:p>0.0143150222167969</text:p>
          </table:table-cell>
          <table:table-cell table:formula="of:=[.D48]+[.E48]" office:value-type="float" office:value="0.196913782102982" calcext:value-type="float">
            <text:p>0.196913782102982</text:p>
          </table:table-cell>
          <table:table-cell table:formula="of:=IF([.F48]&gt;0;IF([.F48]&gt;1; 1; [.F48]^(1/(1-[.$C48])));0)" office:value-type="float" office:value="0.00273998752290383" calcext:value-type="float">
            <text:p>0.0027399875229038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183337" calcext:value-type="float">
            <text:p>0.00183337</text:p>
          </table:table-cell>
          <table:table-cell table:formula="of:=SQRT([.A49])" office:value-type="float" office:value="0.774596669241483" calcext:value-type="float">
            <text:p>0.774596669241483</text:p>
          </table:table-cell>
          <table:table-cell table:formula="of:=[.B49]^(1-[.$C49])" office:value-type="float" office:value="0.241616985563261" calcext:value-type="float">
            <text:p>0.241616985563261</text:p>
          </table:table-cell>
          <table:table-cell table:formula="of:=-[.$A49]^6+(1/4)*[.$A49]^5-3*[.$A49]^4+4*[.$A49]^3-3*[.$A49]^2+(7/8)*[.$A49]" office:value-type="float" office:value="-0.0137040000000002" calcext:value-type="float">
            <text:p>-0.0137040000000002</text:p>
          </table:table-cell>
          <table:table-cell table:formula="of:=[.D49]+[.E49]" office:value-type="float" office:value="0.227912985563261" calcext:value-type="float">
            <text:p>0.227912985563261</text:p>
          </table:table-cell>
          <table:table-cell table:formula="of:=IF([.F49]&gt;0;IF([.F49]&gt;1; 1; [.F49]^(1/(1-[.$C49])));0)" office:value-type="float" office:value="0.00141497194110321" calcext:value-type="float">
            <text:p>0.00141497194110321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403568" calcext:value-type="float">
            <text:p>4.04E-06</text:p>
          </table:table-cell>
          <table:table-cell table:formula="of:=SQRT([.A50])" office:value-type="float" office:value="0.724568837309472" calcext:value-type="float">
            <text:p>0.724568837309472</text:p>
          </table:table-cell>
          <table:table-cell table:formula="of:=[.B50]^(1-[.$C50])" office:value-type="float" office:value="0.0326814540873689" calcext:value-type="float">
            <text:p>0.0326814540873689</text:p>
          </table:table-cell>
          <table:table-cell table:formula="of:=-[.$A50]^6+(1/4)*[.$A50]^5-3*[.$A50]^4+4*[.$A50]^3-3*[.$A50]^2+(7/8)*[.$A50]" office:value-type="float" office:value="0.0143150222167969" calcext:value-type="float">
            <text:p>0.0143150222167969</text:p>
          </table:table-cell>
          <table:table-cell table:formula="of:=[.D50]+[.E50]" office:value-type="float" office:value="0.0469964763041658" calcext:value-type="float">
            <text:p>0.0469964763041658</text:p>
          </table:table-cell>
          <table:table-cell table:formula="of:=IF([.F50]&gt;0;IF([.F50]&gt;1; 1; [.F50]^(1/(1-[.$C50])));0)" office:value-type="float" office:value="0.0000150905708532639" calcext:value-type="float">
            <text:p>1.50905708532639E-0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00000802112" calcext:value-type="float">
            <text:p>8.02E-11</text:p>
          </table:table-cell>
          <table:table-cell table:formula="of:=SQRT([.A51])" office:value-type="float" office:value="0.774596669241483" calcext:value-type="float">
            <text:p>0.774596669241483</text:p>
          </table:table-cell>
          <table:table-cell table:formula="of:=[.B51]^(1-[.$C51])" office:value-type="float" office:value="0.0053012824702647" calcext:value-type="float">
            <text:p>0.0053012824702647</text:p>
          </table:table-cell>
          <table:table-cell table:formula="of:=-[.$A51]^6+(1/4)*[.$A51]^5-3*[.$A51]^4+4*[.$A51]^3-3*[.$A51]^2+(7/8)*[.$A51]" office:value-type="float" office:value="-0.0137040000000002" calcext:value-type="float">
            <text:p>-0.0137040000000002</text:p>
          </table:table-cell>
          <table:table-cell table:formula="of:=[.D51]+[.E51]" office:value-type="float" office:value="-0.00840271752973546" calcext:value-type="float">
            <text:p>-0.00840271752973546</text:p>
          </table:table-cell>
          <table:table-cell table:formula="of:=IF([.F51]&gt;0;IF([.F51]&gt;1; 1; [.F51]^(1/(1-[.$C51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174018" calcext:value-type="float">
            <text:p>1.74E-08</text:p>
          </table:table-cell>
          <table:table-cell table:formula="of:=SQRT([.A52])" office:value-type="float" office:value="0.806225774829855" calcext:value-type="float">
            <text:p>0.806225774829855</text:p>
          </table:table-cell>
          <table:table-cell table:formula="of:=[.B52]^(1-[.$C52])" office:value-type="float" office:value="0.0313636896725996" calcext:value-type="float">
            <text:p>0.0313636896725996</text:p>
          </table:table-cell>
          <table:table-cell table:formula="of:=-[.$A52]^6+(1/4)*[.$A52]^5-3*[.$A52]^4+4*[.$A52]^3-3*[.$A52]^2+(7/8)*[.$A52]" office:value-type="float" office:value="-0.0313425937500001" calcext:value-type="float">
            <text:p>-0.0313425937500001</text:p>
          </table:table-cell>
          <table:table-cell table:formula="of:=[.D52]+[.E52]" office:value-type="float" office:value="0.000021095922599447" calcext:value-type="float">
            <text:p>2.1095922599447E-05</text:p>
          </table:table-cell>
          <table:table-cell table:formula="of:=IF([.F52]&gt;0;IF([.F52]&gt;1; 1; [.F52]^(1/(1-[.$C52])));0)" office:value-type="float" office:value="7.41051101115507E-025" calcext:value-type="float">
            <text:p>7.41051101115507E-2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59788" calcext:value-type="float">
            <text:p>0.0259788</text:p>
          </table:table-cell>
          <table:table-cell table:formula="of:=SQRT([.A53])" office:value-type="float" office:value="0.707106781186548" calcext:value-type="float">
            <text:p>0.707106781186548</text:p>
          </table:table-cell>
          <table:table-cell table:formula="of:=[.B53]^(1-[.$C53])" office:value-type="float" office:value="0.343283303758198" calcext:value-type="float">
            <text:p>0.343283303758198</text:p>
          </table:table-cell>
          <table:table-cell table:formula="of:=-[.$A53]^6+(1/4)*[.$A53]^5-3*[.$A53]^4+4*[.$A53]^3-3*[.$A53]^2+(7/8)*[.$A53]" office:value-type="float" office:value="0.0234375" calcext:value-type="float">
            <text:p>0.0234375</text:p>
          </table:table-cell>
          <table:table-cell table:formula="of:=[.D53]+[.E53]" office:value-type="float" office:value="0.366720803758198" calcext:value-type="float">
            <text:p>0.366720803758198</text:p>
          </table:table-cell>
          <table:table-cell table:formula="of:=IF([.F53]&gt;0;IF([.F53]&gt;1; 1; [.F53]^(1/(1-[.$C53])));0)" office:value-type="float" office:value="0.0325498145614305" calcext:value-type="float">
            <text:p>0.0325498145614305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533203" calcext:value-type="float">
            <text:p>0.00533203</text:p>
          </table:table-cell>
          <table:table-cell table:formula="of:=SQRT([.A54])" office:value-type="float" office:value="0.724568837309472" calcext:value-type="float">
            <text:p>0.724568837309472</text:p>
          </table:table-cell>
          <table:table-cell table:formula="of:=[.B54]^(1-[.$C54])" office:value-type="float" office:value="0.236545876385757" calcext:value-type="float">
            <text:p>0.236545876385757</text:p>
          </table:table-cell>
          <table:table-cell table:formula="of:=-[.$A54]^6+(1/4)*[.$A54]^5-3*[.$A54]^4+4*[.$A54]^3-3*[.$A54]^2+(7/8)*[.$A54]" office:value-type="float" office:value="0.0143150222167969" calcext:value-type="float">
            <text:p>0.0143150222167969</text:p>
          </table:table-cell>
          <table:table-cell table:formula="of:=[.D54]+[.E54]" office:value-type="float" office:value="0.250860898602554" calcext:value-type="float">
            <text:p>0.250860898602554</text:p>
          </table:table-cell>
          <table:table-cell table:formula="of:=IF([.F54]&gt;0;IF([.F54]&gt;1; 1; [.F54]^(1/(1-[.$C54])));0)" office:value-type="float" office:value="0.00659991848646227" calcext:value-type="float">
            <text:p>0.00659991848646227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663441" calcext:value-type="float">
            <text:p>0.0663441</text:p>
          </table:table-cell>
          <table:table-cell table:formula="of:=SQRT([.A55])" office:value-type="float" office:value="0.651920240520265" calcext:value-type="float">
            <text:p>0.651920240520265</text:p>
          </table:table-cell>
          <table:table-cell table:formula="of:=[.B55]^(1-[.$C55])" office:value-type="float" office:value="0.388949511518675" calcext:value-type="float">
            <text:p>0.388949511518675</text:p>
          </table:table-cell>
          <table:table-cell table:formula="of:=-[.$A55]^6+(1/4)*[.$A55]^5-3*[.$A55]^4+4*[.$A55]^3-3*[.$A55]^2+(7/8)*[.$A55]" office:value-type="float" office:value="0.048545737060547" calcext:value-type="float">
            <text:p>0.048545737060547</text:p>
          </table:table-cell>
          <table:table-cell table:formula="of:=[.D55]+[.E55]" office:value-type="float" office:value="0.437495248579222" calcext:value-type="float">
            <text:p>0.437495248579222</text:p>
          </table:table-cell>
          <table:table-cell table:formula="of:=IF([.F55]&gt;0;IF([.F55]&gt;1; 1; [.F55]^(1/(1-[.$C55])));0)" office:value-type="float" office:value="0.0930144879094482" calcext:value-type="float">
            <text:p>0.093014487909448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977393" calcext:value-type="float">
            <text:p>0.000977393</text:p>
          </table:table-cell>
          <table:table-cell table:formula="of:=SQRT([.A56])" office:value-type="float" office:value="0.707106781186548" calcext:value-type="float">
            <text:p>0.707106781186548</text:p>
          </table:table-cell>
          <table:table-cell table:formula="of:=[.B56]^(1-[.$C56])" office:value-type="float" office:value="0.131344438036928" calcext:value-type="float">
            <text:p>0.131344438036928</text:p>
          </table:table-cell>
          <table:table-cell table:formula="of:=-[.$A56]^6+(1/4)*[.$A56]^5-3*[.$A56]^4+4*[.$A56]^3-3*[.$A56]^2+(7/8)*[.$A56]" office:value-type="float" office:value="0.0234375" calcext:value-type="float">
            <text:p>0.0234375</text:p>
          </table:table-cell>
          <table:table-cell table:formula="of:=[.D56]+[.E56]" office:value-type="float" office:value="0.154781938036928" calcext:value-type="float">
            <text:p>0.154781938036928</text:p>
          </table:table-cell>
          <table:table-cell table:formula="of:=IF([.F56]&gt;0;IF([.F56]&gt;1; 1; [.F56]^(1/(1-[.$C56])));0)" office:value-type="float" office:value="0.0017121112908624" calcext:value-type="float">
            <text:p>0.0017121112908624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271882" calcext:value-type="float">
            <text:p>0.000271882</text:p>
          </table:table-cell>
          <table:table-cell table:formula="of:=SQRT([.A57])" office:value-type="float" office:value="0.689202437604511" calcext:value-type="float">
            <text:p>0.689202437604511</text:p>
          </table:table-cell>
          <table:table-cell table:formula="of:=[.B57]^(1-[.$C57])" office:value-type="float" office:value="0.077949644216737" calcext:value-type="float">
            <text:p>0.077949644216737</text:p>
          </table:table-cell>
          <table:table-cell table:formula="of:=-[.$A57]^6+(1/4)*[.$A57]^5-3*[.$A57]^4+4*[.$A57]^3-3*[.$A57]^2+(7/8)*[.$A57]" office:value-type="float" office:value="0.0322485524902343" calcext:value-type="float">
            <text:p>0.0322485524902343</text:p>
          </table:table-cell>
          <table:table-cell table:formula="of:=[.D57]+[.E57]" office:value-type="float" office:value="0.110198196706971" calcext:value-type="float">
            <text:p>0.110198196706971</text:p>
          </table:table-cell>
          <table:table-cell table:formula="of:=IF([.F57]&gt;0;IF([.F57]&gt;1; 1; [.F57]^(1/(1-[.$C57])));0)" office:value-type="float" office:value="0.000828264717621239" calcext:value-type="float">
            <text:p>0.000828264717621239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04797" calcext:value-type="float">
            <text:p>0.104797</text:p>
          </table:table-cell>
          <table:table-cell table:formula="of:=SQRT([.A58])" office:value-type="float" office:value="0.591607978309962" calcext:value-type="float">
            <text:p>0.591607978309962</text:p>
          </table:table-cell>
          <table:table-cell table:formula="of:=[.B58]^(1-[.$C58])" office:value-type="float" office:value="0.398032272783048" calcext:value-type="float">
            <text:p>0.398032272783048</text:p>
          </table:table-cell>
          <table:table-cell table:formula="of:=-[.$A58]^6+(1/4)*[.$A58]^5-3*[.$A58]^4+4*[.$A58]^3-3*[.$A58]^2+(7/8)*[.$A58]" office:value-type="float" office:value="0.0683825625" calcext:value-type="float">
            <text:p>0.0683825625</text:p>
          </table:table-cell>
          <table:table-cell table:formula="of:=[.D58]+[.E58]" office:value-type="float" office:value="0.466414835283048" calcext:value-type="float">
            <text:p>0.466414835283048</text:p>
          </table:table-cell>
          <table:table-cell table:formula="of:=IF([.F58]&gt;0;IF([.F58]&gt;1; 1; [.F58]^(1/(1-[.$C58])));0)" office:value-type="float" office:value="0.154506526273647" calcext:value-type="float">
            <text:p>0.154506526273647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0309" calcext:value-type="float">
            <text:p>0.020309</text:p>
          </table:table-cell>
          <table:table-cell table:formula="of:=SQRT([.A59])" office:value-type="float" office:value="0.707106781186548" calcext:value-type="float">
            <text:p>0.707106781186548</text:p>
          </table:table-cell>
          <table:table-cell table:formula="of:=[.B59]^(1-[.$C59])" office:value-type="float" office:value="0.319398924283559" calcext:value-type="float">
            <text:p>0.319398924283559</text:p>
          </table:table-cell>
          <table:table-cell table:formula="of:=-[.$A59]^6+(1/4)*[.$A59]^5-3*[.$A59]^4+4*[.$A59]^3-3*[.$A59]^2+(7/8)*[.$A59]" office:value-type="float" office:value="0.0234375" calcext:value-type="float">
            <text:p>0.0234375</text:p>
          </table:table-cell>
          <table:table-cell table:formula="of:=[.D59]+[.E59]" office:value-type="float" office:value="0.342836424283559" calcext:value-type="float">
            <text:p>0.342836424283559</text:p>
          </table:table-cell>
          <table:table-cell table:formula="of:=IF([.F59]&gt;0;IF([.F59]&gt;1; 1; [.F59]^(1/(1-[.$C59])));0)" office:value-type="float" office:value="0.0258635170891339" calcext:value-type="float">
            <text:p>0.0258635170891339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486389" calcext:value-type="float">
            <text:p>0.00486389</text:p>
          </table:table-cell>
          <table:table-cell table:formula="of:=SQRT([.A60])" office:value-type="float" office:value="0.741619848709566" calcext:value-type="float">
            <text:p>0.741619848709566</text:p>
          </table:table-cell>
          <table:table-cell table:formula="of:=[.B60]^(1-[.$C60])" office:value-type="float" office:value="0.252558802662152" calcext:value-type="float">
            <text:p>0.252558802662152</text:p>
          </table:table-cell>
          <table:table-cell table:formula="of:=-[.$A60]^6+(1/4)*[.$A60]^5-3*[.$A60]^4+4*[.$A60]^3-3*[.$A60]^2+(7/8)*[.$A60]" office:value-type="float" office:value="0.004994" calcext:value-type="float">
            <text:p>0.004994</text:p>
          </table:table-cell>
          <table:table-cell table:formula="of:=[.D60]+[.E60]" office:value-type="float" office:value="0.257552802662152" calcext:value-type="float">
            <text:p>0.257552802662152</text:p>
          </table:table-cell>
          <table:table-cell table:formula="of:=IF([.F60]&gt;0;IF([.F60]&gt;1; 1; [.F60]^(1/(1-[.$C60])));0)" office:value-type="float" office:value="0.0052468131709463" calcext:value-type="float">
            <text:p>0.0052468131709463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184232" calcext:value-type="float">
            <text:p>1.84E-05</text:p>
          </table:table-cell>
          <table:table-cell table:formula="of:=SQRT([.A61])" office:value-type="float" office:value="0.790569415042095" calcext:value-type="float">
            <text:p>0.790569415042095</text:p>
          </table:table-cell>
          <table:table-cell table:formula="of:=[.B61]^(1-[.$C61])" office:value-type="float" office:value="0.101958311906644" calcext:value-type="float">
            <text:p>0.101958311906644</text:p>
          </table:table-cell>
          <table:table-cell table:formula="of:=-[.$A61]^6+(1/4)*[.$A61]^5-3*[.$A61]^4+4*[.$A61]^3-3*[.$A61]^2+(7/8)*[.$A61]" office:value-type="float" office:value="-0.0227546691894531" calcext:value-type="float">
            <text:p>-0.0227546691894531</text:p>
          </table:table-cell>
          <table:table-cell table:formula="of:=[.D61]+[.E61]" office:value-type="float" office:value="0.0792036427171911" calcext:value-type="float">
            <text:p>0.0792036427171911</text:p>
          </table:table-cell>
          <table:table-cell table:formula="of:=IF([.F61]&gt;0;IF([.F61]&gt;1; 1; [.F61]^(1/(1-[.$C61])));0)" office:value-type="float" office:value="0.00000551659822369097" calcext:value-type="float">
            <text:p>5.51659822369097E-06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09135" calcext:value-type="float">
            <text:p>0.0509135</text:p>
          </table:table-cell>
          <table:table-cell table:formula="of:=SQRT([.A62])" office:value-type="float" office:value="0.632455532033676" calcext:value-type="float">
            <text:p>0.632455532033676</text:p>
          </table:table-cell>
          <table:table-cell table:formula="of:=[.B62]^(1-[.$C62])" office:value-type="float" office:value="0.334736912325654" calcext:value-type="float">
            <text:p>0.334736912325654</text:p>
          </table:table-cell>
          <table:table-cell table:formula="of:=-[.$A62]^6+(1/4)*[.$A62]^5-3*[.$A62]^4+4*[.$A62]^3-3*[.$A62]^2+(7/8)*[.$A62]" office:value-type="float" office:value="0.055856" calcext:value-type="float">
            <text:p>0.055856</text:p>
          </table:table-cell>
          <table:table-cell table:formula="of:=[.D62]+[.E62]" office:value-type="float" office:value="0.390592912325654" calcext:value-type="float">
            <text:p>0.390592912325654</text:p>
          </table:table-cell>
          <table:table-cell table:formula="of:=IF([.F62]&gt;0;IF([.F62]&gt;1; 1; [.F62]^(1/(1-[.$C62])));0)" office:value-type="float" office:value="0.0774783357895701" calcext:value-type="float">
            <text:p>0.0774783357895701</text:p>
          </table:table-cell>
          <table:table-cell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728926" calcext:value-type="float">
            <text:p>0.00728926</text:p>
          </table:table-cell>
          <table:table-cell table:formula="of:=SQRT([.A63])" office:value-type="float" office:value="0.591607978309962" calcext:value-type="float">
            <text:p>0.591607978309962</text:p>
          </table:table-cell>
          <table:table-cell table:formula="of:=[.B63]^(1-[.$C63])" office:value-type="float" office:value="0.134009926689109" calcext:value-type="float">
            <text:p>0.134009926689109</text:p>
          </table:table-cell>
          <table:table-cell table:formula="of:=-[.$A63]^6+(1/4)*[.$A63]^5-3*[.$A63]^4+4*[.$A63]^3-3*[.$A63]^2+(7/8)*[.$A63]" office:value-type="float" office:value="0.0683825625" calcext:value-type="float">
            <text:p>0.0683825625</text:p>
          </table:table-cell>
          <table:table-cell table:formula="of:=[.D63]+[.E63]" office:value-type="float" office:value="0.202392489189109" calcext:value-type="float">
            <text:p>0.202392489189109</text:p>
          </table:table-cell>
          <table:table-cell table:formula="of:=IF([.F63]&gt;0;IF([.F63]&gt;1; 1; [.F63]^(1/(1-[.$C63])));0)" office:value-type="float" office:value="0.0200045320944979" calcext:value-type="float">
            <text:p>0.0200045320944979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750349" calcext:value-type="float">
            <text:p>0.00750349</text:p>
          </table:table-cell>
          <table:table-cell table:formula="of:=SQRT([.A64])" office:value-type="float" office:value="0.724568837309472" calcext:value-type="float">
            <text:p>0.724568837309472</text:p>
          </table:table-cell>
          <table:table-cell table:formula="of:=[.B64]^(1-[.$C64])" office:value-type="float" office:value="0.25988505316748" calcext:value-type="float">
            <text:p>0.25988505316748</text:p>
          </table:table-cell>
          <table:table-cell table:formula="of:=-[.$A64]^6+(1/4)*[.$A64]^5-3*[.$A64]^4+4*[.$A64]^3-3*[.$A64]^2+(7/8)*[.$A64]" office:value-type="float" office:value="0.0143150222167969" calcext:value-type="float">
            <text:p>0.0143150222167969</text:p>
          </table:table-cell>
          <table:table-cell table:formula="of:=[.D64]+[.E64]" office:value-type="float" office:value="0.274200075384277" calcext:value-type="float">
            <text:p>0.274200075384277</text:p>
          </table:table-cell>
          <table:table-cell table:formula="of:=IF([.F64]&gt;0;IF([.F64]&gt;1; 1; [.F64]^(1/(1-[.$C64])));0)" office:value-type="float" office:value="0.00911607918709922" calcext:value-type="float">
            <text:p>0.0091160791870992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158705" calcext:value-type="float">
            <text:p>1.59E-05</text:p>
          </table:table-cell>
          <table:table-cell table:formula="of:=SQRT([.A65])" office:value-type="float" office:value="0.707106781186548" calcext:value-type="float">
            <text:p>0.707106781186548</text:p>
          </table:table-cell>
          <table:table-cell table:formula="of:=[.B65]^(1-[.$C65])" office:value-type="float" office:value="0.0392903172181254" calcext:value-type="float">
            <text:p>0.0392903172181254</text:p>
          </table:table-cell>
          <table:table-cell table:formula="of:=-[.$A65]^6+(1/4)*[.$A65]^5-3*[.$A65]^4+4*[.$A65]^3-3*[.$A65]^2+(7/8)*[.$A65]" office:value-type="float" office:value="0.0234375" calcext:value-type="float">
            <text:p>0.0234375</text:p>
          </table:table-cell>
          <table:table-cell table:formula="of:=[.D65]+[.E65]" office:value-type="float" office:value="0.0627278172181254" calcext:value-type="float">
            <text:p>0.0627278172181254</text:p>
          </table:table-cell>
          <table:table-cell table:formula="of:=IF([.F65]&gt;0;IF([.F65]&gt;1; 1; [.F65]^(1/(1-[.$C65])));0)" office:value-type="float" office:value="0.0000783920860599771" calcext:value-type="float">
            <text:p>7.83920860599771E-05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268055" calcext:value-type="float">
            <text:p>0.0268055</text:p>
          </table:table-cell>
          <table:table-cell table:formula="of:=SQRT([.A66])" office:value-type="float" office:value="0.790569415042095" calcext:value-type="float">
            <text:p>0.790569415042095</text:p>
          </table:table-cell>
          <table:table-cell table:formula="of:=[.B66]^(1-[.$C66])" office:value-type="float" office:value="0.468621289315312" calcext:value-type="float">
            <text:p>0.468621289315312</text:p>
          </table:table-cell>
          <table:table-cell table:formula="of:=-[.$A66]^6+(1/4)*[.$A66]^5-3*[.$A66]^4+4*[.$A66]^3-3*[.$A66]^2+(7/8)*[.$A66]" office:value-type="float" office:value="-0.0227546691894531" calcext:value-type="float">
            <text:p>-0.0227546691894531</text:p>
          </table:table-cell>
          <table:table-cell table:formula="of:=[.D66]+[.E66]" office:value-type="float" office:value="0.445866620125859" calcext:value-type="float">
            <text:p>0.445866620125859</text:p>
          </table:table-cell>
          <table:table-cell table:formula="of:=IF([.F66]&gt;0;IF([.F66]&gt;1; 1; [.F66]^(1/(1-[.$C66])));0)" office:value-type="float" office:value="0.0211351668820494" calcext:value-type="float">
            <text:p>0.0211351668820494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30682" calcext:value-type="float">
            <text:p>0.000530682</text:p>
          </table:table-cell>
          <table:table-cell table:formula="of:=SQRT([.A67])" office:value-type="float" office:value="0.689202437604511" calcext:value-type="float">
            <text:p>0.689202437604511</text:p>
          </table:table-cell>
          <table:table-cell table:formula="of:=[.B67]^(1-[.$C67])" office:value-type="float" office:value="0.0959591741766807" calcext:value-type="float">
            <text:p>0.0959591741766807</text:p>
          </table:table-cell>
          <table:table-cell table:formula="of:=-[.$A67]^6+(1/4)*[.$A67]^5-3*[.$A67]^4+4*[.$A67]^3-3*[.$A67]^2+(7/8)*[.$A67]" office:value-type="float" office:value="0.0322485524902343" calcext:value-type="float">
            <text:p>0.0322485524902343</text:p>
          </table:table-cell>
          <table:table-cell table:formula="of:=[.D67]+[.E67]" office:value-type="float" office:value="0.128207726666915" calcext:value-type="float">
            <text:p>0.128207726666915</text:p>
          </table:table-cell>
          <table:table-cell table:formula="of:=IF([.F67]&gt;0;IF([.F67]&gt;1; 1; [.F67]^(1/(1-[.$C67])));0)" office:value-type="float" office:value="0.00134799584873087" calcext:value-type="float">
            <text:p>0.00134799584873087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143642" calcext:value-type="float">
            <text:p>0.00143642</text:p>
          </table:table-cell>
          <table:table-cell table:formula="of:=SQRT([.A68])" office:value-type="float" office:value="0.806225774829855" calcext:value-type="float">
            <text:p>0.806225774829855</text:p>
          </table:table-cell>
          <table:table-cell table:formula="of:=[.B68]^(1-[.$C68])" office:value-type="float" office:value="0.281290078541751" calcext:value-type="float">
            <text:p>0.281290078541751</text:p>
          </table:table-cell>
          <table:table-cell table:formula="of:=-[.$A68]^6+(1/4)*[.$A68]^5-3*[.$A68]^4+4*[.$A68]^3-3*[.$A68]^2+(7/8)*[.$A68]" office:value-type="float" office:value="-0.0313425937500001" calcext:value-type="float">
            <text:p>-0.0313425937500001</text:p>
          </table:table-cell>
          <table:table-cell table:formula="of:=[.D68]+[.E68]" office:value-type="float" office:value="0.249947484791751" calcext:value-type="float">
            <text:p>0.249947484791751</text:p>
          </table:table-cell>
          <table:table-cell table:formula="of:=IF([.F68]&gt;0;IF([.F68]&gt;1; 1; [.F68]^(1/(1-[.$C68])));0)" office:value-type="float" office:value="0.000780748623488923" calcext:value-type="float">
            <text:p>0.000780748623488923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293394" calcext:value-type="float">
            <text:p>0.000293394</text:p>
          </table:table-cell>
          <table:table-cell table:formula="of:=SQRT([.A69])" office:value-type="float" office:value="0.774596669241483" calcext:value-type="float">
            <text:p>0.774596669241483</text:p>
          </table:table-cell>
          <table:table-cell table:formula="of:=[.B69]^(1-[.$C69])" office:value-type="float" office:value="0.159864392169963" calcext:value-type="float">
            <text:p>0.159864392169963</text:p>
          </table:table-cell>
          <table:table-cell table:formula="of:=-[.$A69]^6+(1/4)*[.$A69]^5-3*[.$A69]^4+4*[.$A69]^3-3*[.$A69]^2+(7/8)*[.$A69]" office:value-type="float" office:value="-0.0137040000000002" calcext:value-type="float">
            <text:p>-0.0137040000000002</text:p>
          </table:table-cell>
          <table:table-cell table:formula="of:=[.D69]+[.E69]" office:value-type="float" office:value="0.146160392169963" calcext:value-type="float">
            <text:p>0.146160392169963</text:p>
          </table:table-cell>
          <table:table-cell table:formula="of:=IF([.F69]&gt;0;IF([.F69]&gt;1; 1; [.F69]^(1/(1-[.$C69])));0)" office:value-type="float" office:value="0.00019713962075541" calcext:value-type="float">
            <text:p>0.00019713962075541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387269" calcext:value-type="float">
            <text:p>0.0387269</text:p>
          </table:table-cell>
          <table:table-cell table:formula="of:=SQRT([.A70])" office:value-type="float" office:value="0.689202437604511" calcext:value-type="float">
            <text:p>0.689202437604511</text:p>
          </table:table-cell>
          <table:table-cell table:formula="of:=[.B70]^(1-[.$C70])" office:value-type="float" office:value="0.364047287610844" calcext:value-type="float">
            <text:p>0.364047287610844</text:p>
          </table:table-cell>
          <table:table-cell table:formula="of:=-[.$A70]^6+(1/4)*[.$A70]^5-3*[.$A70]^4+4*[.$A70]^3-3*[.$A70]^2+(7/8)*[.$A70]" office:value-type="float" office:value="0.0322485524902343" calcext:value-type="float">
            <text:p>0.0322485524902343</text:p>
          </table:table-cell>
          <table:table-cell table:formula="of:=[.D70]+[.E70]" office:value-type="float" office:value="0.396295840101078" calcext:value-type="float">
            <text:p>0.396295840101078</text:p>
          </table:table-cell>
          <table:table-cell table:formula="of:=IF([.F70]&gt;0;IF([.F70]&gt;1; 1; [.F70]^(1/(1-[.$C70])));0)" office:value-type="float" office:value="0.0508881130756712" calcext:value-type="float">
            <text:p>0.0508881130756712</text:p>
          </table:table-cell>
          <table:table-cell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551029" calcext:value-type="float">
            <text:p>5.51E-08</text:p>
          </table:table-cell>
          <table:table-cell table:formula="of:=SQRT([.A71])" office:value-type="float" office:value="0.806225774829855" calcext:value-type="float">
            <text:p>0.806225774829855</text:p>
          </table:table-cell>
          <table:table-cell table:formula="of:=[.B71]^(1-[.$C71])" office:value-type="float" office:value="0.0392126961857635" calcext:value-type="float">
            <text:p>0.0392126961857635</text:p>
          </table:table-cell>
          <table:table-cell table:formula="of:=-[.$A71]^6+(1/4)*[.$A71]^5-3*[.$A71]^4+4*[.$A71]^3-3*[.$A71]^2+(7/8)*[.$A71]" office:value-type="float" office:value="-0.0313425937500001" calcext:value-type="float">
            <text:p>-0.0313425937500001</text:p>
          </table:table-cell>
          <table:table-cell table:formula="of:=[.D71]+[.E71]" office:value-type="float" office:value="0.00787010243576337" calcext:value-type="float">
            <text:p>0.00787010243576337</text:p>
          </table:table-cell>
          <table:table-cell table:formula="of:=IF([.F71]&gt;0;IF([.F71]&gt;1; 1; [.F71]^(1/(1-[.$C71])));0)" office:value-type="float" office:value="0.00000000001386441486" calcext:value-type="float">
            <text:p>1.38644148603387E-11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325304" calcext:value-type="float">
            <text:p>0.000325304</text:p>
          </table:table-cell>
          <table:table-cell table:formula="of:=SQRT([.A72])" office:value-type="float" office:value="0.741619848709566" calcext:value-type="float">
            <text:p>0.741619848709566</text:p>
          </table:table-cell>
          <table:table-cell table:formula="of:=[.B72]^(1-[.$C72])" office:value-type="float" office:value="0.125558121183124" calcext:value-type="float">
            <text:p>0.125558121183124</text:p>
          </table:table-cell>
          <table:table-cell table:formula="of:=-[.$A72]^6+(1/4)*[.$A72]^5-3*[.$A72]^4+4*[.$A72]^3-3*[.$A72]^2+(7/8)*[.$A72]" office:value-type="float" office:value="0.004994" calcext:value-type="float">
            <text:p>0.004994</text:p>
          </table:table-cell>
          <table:table-cell table:formula="of:=[.D72]+[.E72]" office:value-type="float" office:value="0.130552121183124" calcext:value-type="float">
            <text:p>0.130552121183124</text:p>
          </table:table-cell>
          <table:table-cell table:formula="of:=IF([.F72]&gt;0;IF([.F72]&gt;1; 1; [.F72]^(1/(1-[.$C72])));0)" office:value-type="float" office:value="0.000378310438989932" calcext:value-type="float">
            <text:p>0.000378310438989932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273665" calcext:value-type="float">
            <text:p>0.0273665</text:p>
          </table:table-cell>
          <table:table-cell table:formula="of:=SQRT([.A73])" office:value-type="float" office:value="0.741619848709566" calcext:value-type="float">
            <text:p>0.741619848709566</text:p>
          </table:table-cell>
          <table:table-cell table:formula="of:=[.B73]^(1-[.$C73])" office:value-type="float" office:value="0.394646699716974" calcext:value-type="float">
            <text:p>0.394646699716974</text:p>
          </table:table-cell>
          <table:table-cell table:formula="of:=-[.$A73]^6+(1/4)*[.$A73]^5-3*[.$A73]^4+4*[.$A73]^3-3*[.$A73]^2+(7/8)*[.$A73]" office:value-type="float" office:value="0.004994" calcext:value-type="float">
            <text:p>0.004994</text:p>
          </table:table-cell>
          <table:table-cell table:formula="of:=[.D73]+[.E73]" office:value-type="float" office:value="0.399640699716974" calcext:value-type="float">
            <text:p>0.399640699716974</text:p>
          </table:table-cell>
          <table:table-cell table:formula="of:=IF([.F73]&gt;0;IF([.F73]&gt;1; 1; [.F73]^(1/(1-[.$C73])));0)" office:value-type="float" office:value="0.0287313275211372" calcext:value-type="float">
            <text:p>0.0287313275211372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944872" calcext:value-type="float">
            <text:p>9.45E-05</text:p>
          </table:table-cell>
          <table:table-cell table:formula="of:=SQRT([.A74])" office:value-type="float" office:value="0.758287544405155" calcext:value-type="float">
            <text:p>0.758287544405155</text:p>
          </table:table-cell>
          <table:table-cell table:formula="of:=[.B74]^(1-[.$C74])" office:value-type="float" office:value="0.106462710760021" calcext:value-type="float">
            <text:p>0.106462710760021</text:p>
          </table:table-cell>
          <table:table-cell table:formula="of:=-[.$A74]^6+(1/4)*[.$A74]^5-3*[.$A74]^4+4*[.$A74]^3-3*[.$A74]^2+(7/8)*[.$A74]" office:value-type="float" office:value="-0.00439586938476555" calcext:value-type="float">
            <text:p>-0.00439586938476555</text:p>
          </table:table-cell>
          <table:table-cell table:formula="of:=[.D74]+[.E74]" office:value-type="float" office:value="0.102066841375256" calcext:value-type="float">
            <text:p>0.102066841375256</text:p>
          </table:table-cell>
          <table:table-cell table:formula="of:=IF([.F74]&gt;0;IF([.F74]&gt;1; 1; [.F74]^(1/(1-[.$C74])));0)" office:value-type="float" office:value="0.000079361532348905" calcext:value-type="float">
            <text:p>7.9361532348905E-0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12897" calcext:value-type="float">
            <text:p>0.0112897</text:p>
          </table:table-cell>
          <table:table-cell table:formula="of:=SQRT([.A75])" office:value-type="float" office:value="0.707106781186548" calcext:value-type="float">
            <text:p>0.707106781186548</text:p>
          </table:table-cell>
          <table:table-cell table:formula="of:=[.B75]^(1-[.$C75])" office:value-type="float" office:value="0.268932866262182" calcext:value-type="float">
            <text:p>0.268932866262182</text:p>
          </table:table-cell>
          <table:table-cell table:formula="of:=-[.$A75]^6+(1/4)*[.$A75]^5-3*[.$A75]^4+4*[.$A75]^3-3*[.$A75]^2+(7/8)*[.$A75]" office:value-type="float" office:value="0.0234375" calcext:value-type="float">
            <text:p>0.0234375</text:p>
          </table:table-cell>
          <table:table-cell table:formula="of:=[.D75]+[.E75]" office:value-type="float" office:value="0.292370366262182" calcext:value-type="float">
            <text:p>0.292370366262182</text:p>
          </table:table-cell>
          <table:table-cell table:formula="of:=IF([.F75]&gt;0;IF([.F75]&gt;1; 1; [.F75]^(1/(1-[.$C75])));0)" office:value-type="float" office:value="0.0150169732274618" calcext:value-type="float">
            <text:p>0.0150169732274618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101" calcext:value-type="float">
            <text:p>0.000101</text:p>
          </table:table-cell>
          <table:table-cell table:formula="of:=SQRT([.A76])" office:value-type="float" office:value="0.724568837309472" calcext:value-type="float">
            <text:p>0.724568837309472</text:p>
          </table:table-cell>
          <table:table-cell table:formula="of:=[.B76]^(1-[.$C76])" office:value-type="float" office:value="0.0793351395950706" calcext:value-type="float">
            <text:p>0.0793351395950706</text:p>
          </table:table-cell>
          <table:table-cell table:formula="of:=-[.$A76]^6+(1/4)*[.$A76]^5-3*[.$A76]^4+4*[.$A76]^3-3*[.$A76]^2+(7/8)*[.$A76]" office:value-type="float" office:value="0.0143150222167969" calcext:value-type="float">
            <text:p>0.0143150222167969</text:p>
          </table:table-cell>
          <table:table-cell table:formula="of:=[.D76]+[.E76]" office:value-type="float" office:value="0.0936501618118676" calcext:value-type="float">
            <text:p>0.0936501618118676</text:p>
          </table:table-cell>
          <table:table-cell table:formula="of:=IF([.F76]&gt;0;IF([.F76]&gt;1; 1; [.F76]^(1/(1-[.$C76])));0)" office:value-type="float" office:value="0.000184452952199317" calcext:value-type="float">
            <text:p>0.000184452952199317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158161" calcext:value-type="float">
            <text:p>1.58E-06</text:p>
          </table:table-cell>
          <table:table-cell table:formula="of:=SQRT([.A77])" office:value-type="float" office:value="0.724568837309472" calcext:value-type="float">
            <text:p>0.724568837309472</text:p>
          </table:table-cell>
          <table:table-cell table:formula="of:=[.B77]^(1-[.$C77])" office:value-type="float" office:value="0.0252494082113553" calcext:value-type="float">
            <text:p>0.0252494082113553</text:p>
          </table:table-cell>
          <table:table-cell table:formula="of:=-[.$A77]^6+(1/4)*[.$A77]^5-3*[.$A77]^4+4*[.$A77]^3-3*[.$A77]^2+(7/8)*[.$A77]" office:value-type="float" office:value="0.0143150222167969" calcext:value-type="float">
            <text:p>0.0143150222167969</text:p>
          </table:table-cell>
          <table:table-cell table:formula="of:=[.D77]+[.E77]" office:value-type="float" office:value="0.0395644304281522" calcext:value-type="float">
            <text:p>0.0395644304281522</text:p>
          </table:table-cell>
          <table:table-cell table:formula="of:=IF([.F77]&gt;0;IF([.F77]&gt;1; 1; [.F77]^(1/(1-[.$C77])));0)" office:value-type="float" office:value="0.00000807746922821452" calcext:value-type="float">
            <text:p>8.07746922821452E-06</text:p>
          </table:table-cell>
          <table:table-cell/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789803" calcext:value-type="float">
            <text:p>0.0789803</text:p>
          </table:table-cell>
          <table:table-cell table:formula="of:=SQRT([.A78])" office:value-type="float" office:value="0.612372435695794" calcext:value-type="float">
            <text:p>0.612372435695794</text:p>
          </table:table-cell>
          <table:table-cell table:formula="of:=[.B78]^(1-[.$C78])" office:value-type="float" office:value="0.373807395763751" calcext:value-type="float">
            <text:p>0.373807395763751</text:p>
          </table:table-cell>
          <table:table-cell table:formula="of:=-[.$A78]^6+(1/4)*[.$A78]^5-3*[.$A78]^4+4*[.$A78]^3-3*[.$A78]^2+(7/8)*[.$A78]" office:value-type="float" office:value="0.0624961853027344" calcext:value-type="float">
            <text:p>0.0624961853027344</text:p>
          </table:table-cell>
          <table:table-cell table:formula="of:=[.D78]+[.E78]" office:value-type="float" office:value="0.436303581066485" calcext:value-type="float">
            <text:p>0.436303581066485</text:p>
          </table:table-cell>
          <table:table-cell table:formula="of:=IF([.F78]&gt;0;IF([.F78]&gt;1; 1; [.F78]^(1/(1-[.$C78])));0)" office:value-type="float" office:value="0.117687020069492" calcext:value-type="float">
            <text:p>0.117687020069492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206509" calcext:value-type="float">
            <text:p>0.00206509</text:p>
          </table:table-cell>
          <table:table-cell table:formula="of:=SQRT([.A79])" office:value-type="float" office:value="0.741619848709566" calcext:value-type="float">
            <text:p>0.741619848709566</text:p>
          </table:table-cell>
          <table:table-cell table:formula="of:=[.B79]^(1-[.$C79])" office:value-type="float" office:value="0.202410728696511" calcext:value-type="float">
            <text:p>0.202410728696511</text:p>
          </table:table-cell>
          <table:table-cell table:formula="of:=-[.$A79]^6+(1/4)*[.$A79]^5-3*[.$A79]^4+4*[.$A79]^3-3*[.$A79]^2+(7/8)*[.$A79]" office:value-type="float" office:value="0.004994" calcext:value-type="float">
            <text:p>0.004994</text:p>
          </table:table-cell>
          <table:table-cell table:formula="of:=[.D79]+[.E79]" office:value-type="float" office:value="0.207404728696511" calcext:value-type="float">
            <text:p>0.207404728696511</text:p>
          </table:table-cell>
          <table:table-cell table:formula="of:=IF([.F79]&gt;0;IF([.F79]&gt;1; 1; [.F79]^(1/(1-[.$C79])));0)" office:value-type="float" office:value="0.00226937485349389" calcext:value-type="float">
            <text:p>0.00226937485349389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503559" calcext:value-type="float">
            <text:p>0.00503559</text:p>
          </table:table-cell>
          <table:table-cell table:formula="of:=SQRT([.A80])" office:value-type="float" office:value="0.724568837309472" calcext:value-type="float">
            <text:p>0.724568837309472</text:p>
          </table:table-cell>
          <table:table-cell table:formula="of:=[.B80]^(1-[.$C80])" office:value-type="float" office:value="0.232848293552362" calcext:value-type="float">
            <text:p>0.232848293552362</text:p>
          </table:table-cell>
          <table:table-cell table:formula="of:=-[.$A80]^6+(1/4)*[.$A80]^5-3*[.$A80]^4+4*[.$A80]^3-3*[.$A80]^2+(7/8)*[.$A80]" office:value-type="float" office:value="0.0143150222167969" calcext:value-type="float">
            <text:p>0.0143150222167969</text:p>
          </table:table-cell>
          <table:table-cell table:formula="of:=[.D80]+[.E80]" office:value-type="float" office:value="0.247163315769159" calcext:value-type="float">
            <text:p>0.247163315769159</text:p>
          </table:table-cell>
          <table:table-cell table:formula="of:=IF([.F80]&gt;0;IF([.F80]&gt;1; 1; [.F80]^(1/(1-[.$C80])));0)" office:value-type="float" office:value="0.00625351959628825" calcext:value-type="float">
            <text:p>0.00625351959628825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15072" calcext:value-type="float">
            <text:p>0.0015072</text:p>
          </table:table-cell>
          <table:table-cell table:formula="of:=SQRT([.A81])" office:value-type="float" office:value="0.707106781186548" calcext:value-type="float">
            <text:p>0.707106781186548</text:p>
          </table:table-cell>
          <table:table-cell table:formula="of:=[.B81]^(1-[.$C81])" office:value-type="float" office:value="0.149109525331718" calcext:value-type="float">
            <text:p>0.149109525331718</text:p>
          </table:table-cell>
          <table:table-cell table:formula="of:=-[.$A81]^6+(1/4)*[.$A81]^5-3*[.$A81]^4+4*[.$A81]^3-3*[.$A81]^2+(7/8)*[.$A81]" office:value-type="float" office:value="0.0234375" calcext:value-type="float">
            <text:p>0.0234375</text:p>
          </table:table-cell>
          <table:table-cell table:formula="of:=[.D81]+[.E81]" office:value-type="float" office:value="0.172547025331718" calcext:value-type="float">
            <text:p>0.172547025331718</text:p>
          </table:table-cell>
          <table:table-cell table:formula="of:=IF([.F81]&gt;0;IF([.F81]&gt;1; 1; [.F81]^(1/(1-[.$C81])));0)" office:value-type="float" office:value="0.00248107079787135" calcext:value-type="float">
            <text:p>0.00248107079787135</text:p>
          </table:table-cell>
          <table:table-cell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294929" calcext:value-type="float">
            <text:p>2.95E-05</text:p>
          </table:table-cell>
          <table:table-cell table:formula="of:=SQRT([.A82])" office:value-type="float" office:value="0.689202437604511" calcext:value-type="float">
            <text:p>0.689202437604511</text:p>
          </table:table-cell>
          <table:table-cell table:formula="of:=[.B82]^(1-[.$C82])" office:value-type="float" office:value="0.039084020759482" calcext:value-type="float">
            <text:p>0.039084020759482</text:p>
          </table:table-cell>
          <table:table-cell table:formula="of:=-[.$A82]^6+(1/4)*[.$A82]^5-3*[.$A82]^4+4*[.$A82]^3-3*[.$A82]^2+(7/8)*[.$A82]" office:value-type="float" office:value="0.0322485524902343" calcext:value-type="float">
            <text:p>0.0322485524902343</text:p>
          </table:table-cell>
          <table:table-cell table:formula="of:=[.D82]+[.E82]" office:value-type="float" office:value="0.0713325732497163" calcext:value-type="float">
            <text:p>0.0713325732497163</text:p>
          </table:table-cell>
          <table:table-cell table:formula="of:=IF([.F82]&gt;0;IF([.F82]&gt;1; 1; [.F82]^(1/(1-[.$C82])));0)" office:value-type="float" office:value="0.000204371890583726" calcext:value-type="float">
            <text:p>0.000204371890583726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76964" calcext:value-type="float">
            <text:p>0.0676964</text:p>
          </table:table-cell>
          <table:table-cell table:formula="of:=SQRT([.A83])" office:value-type="float" office:value="0.707106781186548" calcext:value-type="float">
            <text:p>0.707106781186548</text:p>
          </table:table-cell>
          <table:table-cell table:formula="of:=[.B83]^(1-[.$C83])" office:value-type="float" office:value="0.454444222866023" calcext:value-type="float">
            <text:p>0.454444222866023</text:p>
          </table:table-cell>
          <table:table-cell table:formula="of:=-[.$A83]^6+(1/4)*[.$A83]^5-3*[.$A83]^4+4*[.$A83]^3-3*[.$A83]^2+(7/8)*[.$A83]" office:value-type="float" office:value="0.0234375" calcext:value-type="float">
            <text:p>0.0234375</text:p>
          </table:table-cell>
          <table:table-cell table:formula="of:=[.D83]+[.E83]" office:value-type="float" office:value="0.477881722866023" calcext:value-type="float">
            <text:p>0.477881722866023</text:p>
          </table:table-cell>
          <table:table-cell table:formula="of:=IF([.F83]&gt;0;IF([.F83]&gt;1; 1; [.F83]^(1/(1-[.$C83])));0)" office:value-type="float" office:value="0.0803769331583252" calcext:value-type="float">
            <text:p>0.0803769331583252</text:p>
          </table:table-cell>
          <table:table-cell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149504" calcext:value-type="float">
            <text:p>1.50E-08</text:p>
          </table:table-cell>
          <table:table-cell table:formula="of:=SQRT([.A84])" office:value-type="float" office:value="0.85146931829632" calcext:value-type="float">
            <text:p>0.85146931829632</text:p>
          </table:table-cell>
          <table:table-cell table:formula="of:=[.B84]^(1-[.$C84])" office:value-type="float" office:value="0.0688170176751046" calcext:value-type="float">
            <text:p>0.0688170176751046</text:p>
          </table:table-cell>
          <table:table-cell table:formula="of:=-[.$A84]^6+(1/4)*[.$A84]^5-3*[.$A84]^4+4*[.$A84]^3-3*[.$A84]^2+(7/8)*[.$A84]" office:value-type="float" office:value="-0.0517358371582032" calcext:value-type="float">
            <text:p>-0.0517358371582032</text:p>
          </table:table-cell>
          <table:table-cell table:formula="of:=[.D84]+[.E84]" office:value-type="float" office:value="0.0170811805169014" calcext:value-type="float">
            <text:p>0.0170811805169014</text:p>
          </table:table-cell>
          <table:table-cell table:formula="of:=IF([.F84]&gt;0;IF([.F84]&gt;1; 1; [.F84]^(1/(1-[.$C84])));0)" office:value-type="float" office:value="0.00000000000125956951" calcext:value-type="float">
            <text:p>1.2595695136701E-1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333601" calcext:value-type="float">
            <text:p>0.00333601</text:p>
          </table:table-cell>
          <table:table-cell table:formula="of:=SQRT([.A85])" office:value-type="float" office:value="0.707106781186548" calcext:value-type="float">
            <text:p>0.707106781186548</text:p>
          </table:table-cell>
          <table:table-cell table:formula="of:=[.B85]^(1-[.$C85])" office:value-type="float" office:value="0.188178535563504" calcext:value-type="float">
            <text:p>0.188178535563504</text:p>
          </table:table-cell>
          <table:table-cell table:formula="of:=-[.$A85]^6+(1/4)*[.$A85]^5-3*[.$A85]^4+4*[.$A85]^3-3*[.$A85]^2+(7/8)*[.$A85]" office:value-type="float" office:value="0.0234375" calcext:value-type="float">
            <text:p>0.0234375</text:p>
          </table:table-cell>
          <table:table-cell table:formula="of:=[.D85]+[.E85]" office:value-type="float" office:value="0.211616035563504" calcext:value-type="float">
            <text:p>0.211616035563504</text:p>
          </table:table-cell>
          <table:table-cell table:formula="of:=IF([.F85]&gt;0;IF([.F85]&gt;1; 1; [.F85]^(1/(1-[.$C85])));0)" office:value-type="float" office:value="0.00498056708597355" calcext:value-type="float">
            <text:p>0.00498056708597355</text:p>
          </table:table-cell>
          <table:table-cell/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267882" calcext:value-type="float">
            <text:p>0.000267882</text:p>
          </table:table-cell>
          <table:table-cell table:formula="of:=SQRT([.A86])" office:value-type="float" office:value="0.790569415042095" calcext:value-type="float">
            <text:p>0.790569415042095</text:p>
          </table:table-cell>
          <table:table-cell table:formula="of:=[.B86]^(1-[.$C86])" office:value-type="float" office:value="0.178608500568068" calcext:value-type="float">
            <text:p>0.178608500568068</text:p>
          </table:table-cell>
          <table:table-cell table:formula="of:=-[.$A86]^6+(1/4)*[.$A86]^5-3*[.$A86]^4+4*[.$A86]^3-3*[.$A86]^2+(7/8)*[.$A86]" office:value-type="float" office:value="-0.0227546691894531" calcext:value-type="float">
            <text:p>-0.0227546691894531</text:p>
          </table:table-cell>
          <table:table-cell table:formula="of:=[.D86]+[.E86]" office:value-type="float" office:value="0.155853831378614" calcext:value-type="float">
            <text:p>0.155853831378614</text:p>
          </table:table-cell>
          <table:table-cell table:formula="of:=IF([.F86]&gt;0;IF([.F86]&gt;1; 1; [.F86]^(1/(1-[.$C86])));0)" office:value-type="float" office:value="0.000139748013246394" calcext:value-type="float">
            <text:p>0.000139748013246394</text:p>
          </table:table-cell>
          <table:table-cell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873889" calcext:value-type="float">
            <text:p>0.00873889</text:p>
          </table:table-cell>
          <table:table-cell table:formula="of:=SQRT([.A87])" office:value-type="float" office:value="0.724568837309472" calcext:value-type="float">
            <text:p>0.724568837309472</text:p>
          </table:table-cell>
          <table:table-cell table:formula="of:=[.B87]^(1-[.$C87])" office:value-type="float" office:value="0.271027218322258" calcext:value-type="float">
            <text:p>0.271027218322258</text:p>
          </table:table-cell>
          <table:table-cell table:formula="of:=-[.$A87]^6+(1/4)*[.$A87]^5-3*[.$A87]^4+4*[.$A87]^3-3*[.$A87]^2+(7/8)*[.$A87]" office:value-type="float" office:value="0.0143150222167969" calcext:value-type="float">
            <text:p>0.0143150222167969</text:p>
          </table:table-cell>
          <table:table-cell table:formula="of:=[.D87]+[.E87]" office:value-type="float" office:value="0.285342240539055" calcext:value-type="float">
            <text:p>0.285342240539055</text:p>
          </table:table-cell>
          <table:table-cell table:formula="of:=IF([.F87]&gt;0;IF([.F87]&gt;1; 1; [.F87]^(1/(1-[.$C87])));0)" office:value-type="float" office:value="0.01053448345146" calcext:value-type="float">
            <text:p>0.01053448345146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630797" calcext:value-type="float">
            <text:p>0.0630797</text:p>
          </table:table-cell>
          <table:table-cell table:formula="of:=SQRT([.A88])" office:value-type="float" office:value="0.670820393249937" calcext:value-type="float">
            <text:p>0.670820393249937</text:p>
          </table:table-cell>
          <table:table-cell table:formula="of:=[.B88]^(1-[.$C88])" office:value-type="float" office:value="0.402668944951712" calcext:value-type="float">
            <text:p>0.402668944951712</text:p>
          </table:table-cell>
          <table:table-cell table:formula="of:=-[.$A88]^6+(1/4)*[.$A88]^5-3*[.$A88]^4+4*[.$A88]^3-3*[.$A88]^2+(7/8)*[.$A88]" office:value-type="float" office:value="0.04064821875" calcext:value-type="float">
            <text:p>0.04064821875</text:p>
          </table:table-cell>
          <table:table-cell table:formula="of:=[.D88]+[.E88]" office:value-type="float" office:value="0.443317163701712" calcext:value-type="float">
            <text:p>0.443317163701712</text:p>
          </table:table-cell>
          <table:table-cell table:formula="of:=IF([.F88]&gt;0;IF([.F88]&gt;1; 1; [.F88]^(1/(1-[.$C88])));0)" office:value-type="float" office:value="0.0844831162931504" calcext:value-type="float">
            <text:p>0.0844831162931504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695179" calcext:value-type="float">
            <text:p>6.95E-06</text:p>
          </table:table-cell>
          <table:table-cell table:formula="of:=SQRT([.A89])" office:value-type="float" office:value="0.774596669241483" calcext:value-type="float">
            <text:p>0.774596669241483</text:p>
          </table:table-cell>
          <table:table-cell table:formula="of:=[.B89]^(1-[.$C89])" office:value-type="float" office:value="0.068768793327447" calcext:value-type="float">
            <text:p>0.068768793327447</text:p>
          </table:table-cell>
          <table:table-cell table:formula="of:=-[.$A89]^6+(1/4)*[.$A89]^5-3*[.$A89]^4+4*[.$A89]^3-3*[.$A89]^2+(7/8)*[.$A89]" office:value-type="float" office:value="-0.0137040000000002" calcext:value-type="float">
            <text:p>-0.0137040000000002</text:p>
          </table:table-cell>
          <table:table-cell table:formula="of:=[.D89]+[.E89]" office:value-type="float" office:value="0.0550647933274468" calcext:value-type="float">
            <text:p>0.0550647933274468</text:p>
          </table:table-cell>
          <table:table-cell table:formula="of:=IF([.F89]&gt;0;IF([.F89]&gt;1; 1; [.F89]^(1/(1-[.$C89])));0)" office:value-type="float" office:value="0.00000259357042801448" calcext:value-type="float">
            <text:p>2.59357042801448E-0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207892" calcext:value-type="float">
            <text:p>0.0207892</text:p>
          </table:table-cell>
          <table:table-cell table:formula="of:=SQRT([.A90])" office:value-type="float" office:value="0.774596669241483" calcext:value-type="float">
            <text:p>0.774596669241483</text:p>
          </table:table-cell>
          <table:table-cell table:formula="of:=[.B90]^(1-[.$C90])" office:value-type="float" office:value="0.417671682859435" calcext:value-type="float">
            <text:p>0.417671682859435</text:p>
          </table:table-cell>
          <table:table-cell table:formula="of:=-[.$A90]^6+(1/4)*[.$A90]^5-3*[.$A90]^4+4*[.$A90]^3-3*[.$A90]^2+(7/8)*[.$A90]" office:value-type="float" office:value="-0.0137040000000002" calcext:value-type="float">
            <text:p>-0.0137040000000002</text:p>
          </table:table-cell>
          <table:table-cell table:formula="of:=[.D90]+[.E90]" office:value-type="float" office:value="0.403967682859435" calcext:value-type="float">
            <text:p>0.403967682859435</text:p>
          </table:table-cell>
          <table:table-cell table:formula="of:=IF([.F90]&gt;0;IF([.F90]&gt;1; 1; [.F90]^(1/(1-[.$C90])));0)" office:value-type="float" office:value="0.0179291653261068" calcext:value-type="float">
            <text:p>0.0179291653261068</text:p>
          </table:table-cell>
          <table:table-cell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663035" calcext:value-type="float">
            <text:p>0.000663035</text:p>
          </table:table-cell>
          <table:table-cell table:formula="of:=SQRT([.A91])" office:value-type="float" office:value="0.670820393249937" calcext:value-type="float">
            <text:p>0.670820393249937</text:p>
          </table:table-cell>
          <table:table-cell table:formula="of:=[.B91]^(1-[.$C91])" office:value-type="float" office:value="0.0898906705221061" calcext:value-type="float">
            <text:p>0.0898906705221061</text:p>
          </table:table-cell>
          <table:table-cell table:formula="of:=-[.$A91]^6+(1/4)*[.$A91]^5-3*[.$A91]^4+4*[.$A91]^3-3*[.$A91]^2+(7/8)*[.$A91]" office:value-type="float" office:value="0.04064821875" calcext:value-type="float">
            <text:p>0.04064821875</text:p>
          </table:table-cell>
          <table:table-cell table:formula="of:=[.D91]+[.E91]" office:value-type="float" office:value="0.130538889272106" calcext:value-type="float">
            <text:p>0.130538889272106</text:p>
          </table:table-cell>
          <table:table-cell table:formula="of:=IF([.F91]&gt;0;IF([.F91]&gt;1; 1; [.F91]^(1/(1-[.$C91])));0)" office:value-type="float" office:value="0.00205942434936074" calcext:value-type="float">
            <text:p>0.00205942434936074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103833" calcext:value-type="float">
            <text:p>0.0103833</text:p>
          </table:table-cell>
          <table:table-cell table:formula="of:=SQRT([.A92])" office:value-type="float" office:value="0.758287544405155" calcext:value-type="float">
            <text:p>0.758287544405155</text:p>
          </table:table-cell>
          <table:table-cell table:formula="of:=[.B92]^(1-[.$C92])" office:value-type="float" office:value="0.331530553697799" calcext:value-type="float">
            <text:p>0.331530553697799</text:p>
          </table:table-cell>
          <table:table-cell table:formula="of:=-[.$A92]^6+(1/4)*[.$A92]^5-3*[.$A92]^4+4*[.$A92]^3-3*[.$A92]^2+(7/8)*[.$A92]" office:value-type="float" office:value="-0.00439586938476555" calcext:value-type="float">
            <text:p>-0.00439586938476555</text:p>
          </table:table-cell>
          <table:table-cell table:formula="of:=[.D92]+[.E92]" office:value-type="float" office:value="0.327134684313033" calcext:value-type="float">
            <text:p>0.327134684313033</text:p>
          </table:table-cell>
          <table:table-cell table:formula="of:=IF([.F92]&gt;0;IF([.F92]&gt;1; 1; [.F92]^(1/(1-[.$C92])));0)" office:value-type="float" office:value="0.00982545109919148" calcext:value-type="float">
            <text:p>0.00982545109919148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121363" calcext:value-type="float">
            <text:p>1.21E-06</text:p>
          </table:table-cell>
          <table:table-cell table:formula="of:=SQRT([.A93])" office:value-type="float" office:value="0.741619848709566" calcext:value-type="float">
            <text:p>0.741619848709566</text:p>
          </table:table-cell>
          <table:table-cell table:formula="of:=[.B93]^(1-[.$C93])" office:value-type="float" office:value="0.0296104715775114" calcext:value-type="float">
            <text:p>0.0296104715775114</text:p>
          </table:table-cell>
          <table:table-cell table:formula="of:=-[.$A93]^6+(1/4)*[.$A93]^5-3*[.$A93]^4+4*[.$A93]^3-3*[.$A93]^2+(7/8)*[.$A93]" office:value-type="float" office:value="0.004994" calcext:value-type="float">
            <text:p>0.004994</text:p>
          </table:table-cell>
          <table:table-cell table:formula="of:=[.D93]+[.E93]" office:value-type="float" office:value="0.0346044715775114" calcext:value-type="float">
            <text:p>0.0346044715775114</text:p>
          </table:table-cell>
          <table:table-cell table:formula="of:=IF([.F93]&gt;0;IF([.F93]&gt;1; 1; [.F93]^(1/(1-[.$C93])));0)" office:value-type="float" office:value="0.00000221846522157603" calcext:value-type="float">
            <text:p>2.21846522157603E-06</text:p>
          </table:table-cell>
          <table:table-cell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00253644" calcext:value-type="float">
            <text:p>2.54E-09</text:p>
          </table:table-cell>
          <table:table-cell table:formula="of:=SQRT([.A94])" office:value-type="float" office:value="0.821583836257749" calcext:value-type="float">
            <text:p>0.821583836257749</text:p>
          </table:table-cell>
          <table:table-cell table:formula="of:=[.B94]^(1-[.$C94])" office:value-type="float" office:value="0.0292667654851837" calcext:value-type="float">
            <text:p>0.0292667654851837</text:p>
          </table:table-cell>
          <table:table-cell table:formula="of:=-[.$A94]^6+(1/4)*[.$A94]^5-3*[.$A94]^4+4*[.$A94]^3-3*[.$A94]^2+(7/8)*[.$A94]" office:value-type="float" office:value="-0.0392283303222658" calcext:value-type="float">
            <text:p>-0.0392283303222658</text:p>
          </table:table-cell>
          <table:table-cell table:formula="of:=[.D94]+[.E94]" office:value-type="float" office:value="-0.00996156483708208" calcext:value-type="float">
            <text:p>-0.00996156483708208</text:p>
          </table:table-cell>
          <table:table-cell table:formula="of:=IF([.F94]&gt;0;IF([.F94]&gt;1; 1; [.F94]^(1/(1-[.$C94])))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303165" calcext:value-type="float">
            <text:p>0.0303165</text:p>
          </table:table-cell>
          <table:table-cell table:formula="of:=SQRT([.A95])" office:value-type="float" office:value="0.741619848709566" calcext:value-type="float">
            <text:p>0.741619848709566</text:p>
          </table:table-cell>
          <table:table-cell table:formula="of:=[.B95]^(1-[.$C95])" office:value-type="float" office:value="0.405224790224573" calcext:value-type="float">
            <text:p>0.405224790224573</text:p>
          </table:table-cell>
          <table:table-cell table:formula="of:=-[.$A95]^6+(1/4)*[.$A95]^5-3*[.$A95]^4+4*[.$A95]^3-3*[.$A95]^2+(7/8)*[.$A95]" office:value-type="float" office:value="0.004994" calcext:value-type="float">
            <text:p>0.004994</text:p>
          </table:table-cell>
          <table:table-cell table:formula="of:=[.D95]+[.E95]" office:value-type="float" office:value="0.410218790224573" calcext:value-type="float">
            <text:p>0.410218790224573</text:p>
          </table:table-cell>
          <table:table-cell table:formula="of:=IF([.F95]&gt;0;IF([.F95]&gt;1; 1; [.F95]^(1/(1-[.$C95])));0)" office:value-type="float" office:value="0.0317882859362138" calcext:value-type="float">
            <text:p>0.0317882859362138</text:p>
          </table:table-cell>
          <table:table-cell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1" office:value-type="float" office:value="0.0000737899" calcext:value-type="float">
            <text:p>7.38E-05</text:p>
          </table:table-cell>
          <table:table-cell table:formula="of:=SQRT([.A96])" office:value-type="float" office:value="0.758287544405155" calcext:value-type="float">
            <text:p>0.758287544405155</text:p>
          </table:table-cell>
          <table:table-cell table:formula="of:=[.B96]^(1-[.$C96])" office:value-type="float" office:value="0.100286711231737" calcext:value-type="float">
            <text:p>0.100286711231737</text:p>
          </table:table-cell>
          <table:table-cell table:formula="of:=-[.$A96]^6+(1/4)*[.$A96]^5-3*[.$A96]^4+4*[.$A96]^3-3*[.$A96]^2+(7/8)*[.$A96]" office:value-type="float" office:value="-0.00439586938476555" calcext:value-type="float">
            <text:p>-0.00439586938476555</text:p>
          </table:table-cell>
          <table:table-cell table:formula="of:=[.D96]+[.E96]" office:value-type="float" office:value="0.0958908418469712" calcext:value-type="float">
            <text:p>0.0958908418469712</text:p>
          </table:table-cell>
          <table:table-cell table:formula="of:=IF([.F96]&gt;0;IF([.F96]&gt;1; 1; [.F96]^(1/(1-[.$C96])));0)" office:value-type="float" office:value="0.0000613002361544726" calcext:value-type="float">
            <text:p>6.13002361544726E-0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444859" calcext:value-type="float">
            <text:p>4.45E-06</text:p>
          </table:table-cell>
          <table:table-cell table:formula="of:=SQRT([.A97])" office:value-type="float" office:value="0.774596669241483" calcext:value-type="float">
            <text:p>0.774596669241483</text:p>
          </table:table-cell>
          <table:table-cell table:formula="of:=[.B97]^(1-[.$C97])" office:value-type="float" office:value="0.0621858391620412" calcext:value-type="float">
            <text:p>0.0621858391620412</text:p>
          </table:table-cell>
          <table:table-cell table:formula="of:=-[.$A97]^6+(1/4)*[.$A97]^5-3*[.$A97]^4+4*[.$A97]^3-3*[.$A97]^2+(7/8)*[.$A97]" office:value-type="float" office:value="-0.0137040000000002" calcext:value-type="float">
            <text:p>-0.0137040000000002</text:p>
          </table:table-cell>
          <table:table-cell table:formula="of:=[.D97]+[.E97]" office:value-type="float" office:value="0.048481839162041" calcext:value-type="float">
            <text:p>0.048481839162041</text:p>
          </table:table-cell>
          <table:table-cell table:formula="of:=IF([.F97]&gt;0;IF([.F97]&gt;1; 1; [.F97]^(1/(1-[.$C97])));0)" office:value-type="float" office:value="0.00000147428878599802" calcext:value-type="float">
            <text:p>1.47428878599802E-06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44016" calcext:value-type="float">
            <text:p>0.0244016</text:p>
          </table:table-cell>
          <table:table-cell table:formula="of:=SQRT([.A98])" office:value-type="float" office:value="0.707106781186548" calcext:value-type="float">
            <text:p>0.707106781186548</text:p>
          </table:table-cell>
          <table:table-cell table:formula="of:=[.B98]^(1-[.$C98])" office:value-type="float" office:value="0.337043345052307" calcext:value-type="float">
            <text:p>0.337043345052307</text:p>
          </table:table-cell>
          <table:table-cell table:formula="of:=-[.$A98]^6+(1/4)*[.$A98]^5-3*[.$A98]^4+4*[.$A98]^3-3*[.$A98]^2+(7/8)*[.$A98]" office:value-type="float" office:value="0.0234375" calcext:value-type="float">
            <text:p>0.0234375</text:p>
          </table:table-cell>
          <table:table-cell table:formula="of:=[.D98]+[.E98]" office:value-type="float" office:value="0.360480845052307" calcext:value-type="float">
            <text:p>0.360480845052307</text:p>
          </table:table-cell>
          <table:table-cell table:formula="of:=IF([.F98]&gt;0;IF([.F98]&gt;1; 1; [.F98]^(1/(1-[.$C98])));0)" office:value-type="float" office:value="0.0306973702085365" calcext:value-type="float">
            <text:p>0.0306973702085365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863079" calcext:value-type="float">
            <text:p>0.00863079</text:p>
          </table:table-cell>
          <table:table-cell table:formula="of:=SQRT([.A99])" office:value-type="float" office:value="0.651920240520265" calcext:value-type="float">
            <text:p>0.651920240520265</text:p>
          </table:table-cell>
          <table:table-cell table:formula="of:=[.B99]^(1-[.$C99])" office:value-type="float" office:value="0.191240984942656" calcext:value-type="float">
            <text:p>0.191240984942656</text:p>
          </table:table-cell>
          <table:table-cell table:formula="of:=-[.$A99]^6+(1/4)*[.$A99]^5-3*[.$A99]^4+4*[.$A99]^3-3*[.$A99]^2+(7/8)*[.$A99]" office:value-type="float" office:value="0.048545737060547" calcext:value-type="float">
            <text:p>0.048545737060547</text:p>
          </table:table-cell>
          <table:table-cell table:formula="of:=[.D99]+[.E99]" office:value-type="float" office:value="0.239786722003203" calcext:value-type="float">
            <text:p>0.239786722003203</text:p>
          </table:table-cell>
          <table:table-cell table:formula="of:=IF([.F99]&gt;0;IF([.F99]&gt;1; 1; [.F99]^(1/(1-[.$C99])));0)" office:value-type="float" office:value="0.0165309062232141" calcext:value-type="float">
            <text:p>0.0165309062232141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9087" calcext:value-type="float">
            <text:p>0.029087</text:p>
          </table:table-cell>
          <table:table-cell table:formula="of:=SQRT([.A100])" office:value-type="float" office:value="0.651920240520265" calcext:value-type="float">
            <text:p>0.651920240520265</text:p>
          </table:table-cell>
          <table:table-cell table:formula="of:=[.B100]^(1-[.$C100])" office:value-type="float" office:value="0.291907123530777" calcext:value-type="float">
            <text:p>0.291907123530777</text:p>
          </table:table-cell>
          <table:table-cell table:formula="of:=-[.$A100]^6+(1/4)*[.$A100]^5-3*[.$A100]^4+4*[.$A100]^3-3*[.$A100]^2+(7/8)*[.$A100]" office:value-type="float" office:value="0.048545737060547" calcext:value-type="float">
            <text:p>0.048545737060547</text:p>
          </table:table-cell>
          <table:table-cell table:formula="of:=[.D100]+[.E100]" office:value-type="float" office:value="0.340452860591324" calcext:value-type="float">
            <text:p>0.340452860591324</text:p>
          </table:table-cell>
          <table:table-cell table:formula="of:=IF([.F100]&gt;0;IF([.F100]&gt;1; 1; [.F100]^(1/(1-[.$C100])));0)" office:value-type="float" office:value="0.0452526784260183" calcext:value-type="float">
            <text:p>0.0452526784260183</text:p>
          </table:table-cell>
          <table:table-cell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24919" calcext:value-type="float">
            <text:p>0.00224919</text:p>
          </table:table-cell>
          <table:table-cell table:formula="of:=SQRT([.A101])" office:value-type="float" office:value="0.651920240520265" calcext:value-type="float">
            <text:p>0.651920240520265</text:p>
          </table:table-cell>
          <table:table-cell table:formula="of:=[.B101]^(1-[.$C101])" office:value-type="float" office:value="0.119755066727192" calcext:value-type="float">
            <text:p>0.119755066727192</text:p>
          </table:table-cell>
          <table:table-cell table:formula="of:=-[.$A101]^6+(1/4)*[.$A101]^5-3*[.$A101]^4+4*[.$A101]^3-3*[.$A101]^2+(7/8)*[.$A101]" office:value-type="float" office:value="0.048545737060547" calcext:value-type="float">
            <text:p>0.048545737060547</text:p>
          </table:table-cell>
          <table:table-cell table:formula="of:=[.D101]+[.E101]" office:value-type="float" office:value="0.168300803787739" calcext:value-type="float">
            <text:p>0.168300803787739</text:p>
          </table:table-cell>
          <table:table-cell table:formula="of:=IF([.F101]&gt;0;IF([.F101]&gt;1; 1; [.F101]^(1/(1-[.$C101])));0)" office:value-type="float" office:value="0.00597887298046719" calcext:value-type="float">
            <text:p>0.00597887298046719</text:p>
          </table:table-cell>
          <table:table-cell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119680113792242" calcext:value-type="float">
            <text:p>0.0119680113792242</text:p>
          </table:table-cell>
          <table:table-cell table:formula="of:=AVERAGE([.C2:.C101])" office:value-type="float" office:value="0.720847535166033" calcext:value-type="float">
            <text:p>0.720847535166033</text:p>
          </table:table-cell>
          <table:table-cell table:formula="of:=AVERAGE([.D2:.D101])" office:value-type="float" office:value="0.189384270869956" calcext:value-type="float">
            <text:p>0.189384270869956</text:p>
          </table:table-cell>
          <table:table-cell table:formula="of:=AVERAGE([.E2:.E101])" office:value-type="float" office:value="0.01367502078125" calcext:value-type="float">
            <text:p>0.01367502078125</text:p>
          </table:table-cell>
          <table:table-cell table:formula="of:=AVERAGE([.F2:.F101])" office:value-type="float" office:value="0.203059291651206" calcext:value-type="float">
            <text:p>0.203059291651206</text:p>
          </table:table-cell>
          <table:table-cell table:formula="of:=AVERAGE([.G2:.G101])" office:value-type="float" office:value="0.0170159426232826" calcext:value-type="float">
            <text:p>0.01701594262328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7:35:10.448998869</meta:creation-date>
    <dc:date>2023-03-27T07:38:32.421834992</dc:date>
    <meta:editing-duration>PT41M15S</meta:editing-duration>
    <meta:editing-cycles>5</meta:editing-cycles>
    <meta:generator>LibreOffice/7.3.7.2$Linux_X86_64 LibreOffice_project/30$Build-2</meta:generator>
    <meta:document-statistic meta:table-count="1" meta:cell-count="714" meta:object-count="0"/>
  </office:meta>
</office:document-meta>
</file>